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9" table:default-cell-style-name="ce5"/>
        <table:table-column table:style-name="co1" table:default-cell-style-name="ce6"/>
        <table:table-column table:style-name="co1" table:number-columns-repeated="54" table:default-cell-style-name="ce5"/>
        <table:table-column table:style-name="co1" table:default-cell-style-name="ce6"/>
        <table:table-column table:style-name="co1" table:number-columns-repeated="27" table:default-cell-style-name="ce5"/>
        <table:table-row table:style-name="ro1"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" calcext:value-type="float">
            <text:p>1</text:p>
          </table:table-cell>
          <table:table-cell/>
          <table:table-cell table:number-columns-repeated="23"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30" office:value-type="float" office:value="1" calcext:value-type="float">
            <text:p>1</text:p>
          </table:table-cell>
          <table:table-cell/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table:number-columns-repeated="23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" calcext:value-type="float">
            <text:p>2</text:p>
          </table:table-cell>
          <table:table-cell/>
          <table:table-cell table:number-columns-repeated="23"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30" office:value-type="float" office:value="2" calcext:value-type="float">
            <text:p>2</text:p>
          </table:table-cell>
          <table:table-cell/>
          <table:table-cell table:number-columns-repeated="27" office:value-type="float" office:value="2" calcext:value-type="float">
            <text:p>2</text:p>
          </table:table-cell>
        </table:table-row>
        <table:table-row table:style-name="ro1">
          <table:table-cell table:number-columns-repeated="23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" calcext:value-type="float">
            <text:p>3</text:p>
          </table:table-cell>
          <table:table-cell/>
          <table:table-cell table:number-columns-repeated="23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0" office:value-type="float" office:value="3" calcext:value-type="float">
            <text:p>3</text:p>
          </table:table-cell>
          <table:table-cell/>
          <table:table-cell table:number-columns-repeated="27" office:value-type="float" office:value="3" calcext:value-type="float">
            <text:p>3</text:p>
          </table:table-cell>
        </table:table-row>
        <table:table-row table:style-name="ro1">
          <table:table-cell table:number-columns-repeated="23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4" calcext:value-type="float">
            <text:p>4</text:p>
          </table:table-cell>
          <table:table-cell/>
          <table:table-cell table:number-columns-repeated="23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number-columns-repeated="30" office:value-type="float" office:value="4" calcext:value-type="float">
            <text:p>4</text:p>
          </table:table-cell>
          <table:table-cell/>
          <table:table-cell table:number-columns-repeated="27" office:value-type="float" office:value="4" calcext:value-type="float">
            <text:p>4</text:p>
          </table:table-cell>
        </table:table-row>
        <table:table-row table:style-name="ro1">
          <table:table-cell table:number-columns-repeated="23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5" calcext:value-type="float">
            <text:p>5</text:p>
          </table:table-cell>
          <table:table-cell/>
          <table:table-cell table:number-columns-repeated="23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0" office:value-type="float" office:value="5" calcext:value-type="float">
            <text:p>5</text:p>
          </table:table-cell>
          <table:table-cell/>
          <table:table-cell table:number-columns-repeated="27" office:value-type="float" office:value="5" calcext:value-type="float">
            <text:p>5</text:p>
          </table:table-cell>
        </table:table-row>
        <table:table-row table:style-name="ro1">
          <table:table-cell table:number-columns-repeated="23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6" calcext:value-type="float">
            <text:p>6</text:p>
          </table:table-cell>
          <table:table-cell/>
          <table:table-cell table:number-columns-repeated="23"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table:number-columns-repeated="30" office:value-type="float" office:value="6" calcext:value-type="float">
            <text:p>6</text:p>
          </table:table-cell>
          <table:table-cell/>
          <table:table-cell table:number-columns-repeated="27" office:value-type="float" office:value="6" calcext:value-type="float">
            <text:p>6</text:p>
          </table:table-cell>
        </table:table-row>
        <table:table-row table:style-name="ro1">
          <table:table-cell table:number-columns-repeated="23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7" calcext:value-type="float">
            <text:p>7</text:p>
          </table:table-cell>
          <table:table-cell/>
          <table:table-cell table:number-columns-repeated="23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30" office:value-type="float" office:value="7" calcext:value-type="float">
            <text:p>7</text:p>
          </table:table-cell>
          <table:table-cell/>
          <table:table-cell table:number-columns-repeated="27" office:value-type="float" office:value="7" calcext:value-type="float">
            <text:p>7</text:p>
          </table:table-cell>
        </table:table-row>
        <table:table-row table:style-name="ro1">
          <table:table-cell table:number-columns-repeated="23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8" calcext:value-type="float">
            <text:p>8</text:p>
          </table:table-cell>
          <table:table-cell/>
          <table:table-cell table:number-columns-repeated="23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number-columns-repeated="30" office:value-type="float" office:value="8" calcext:value-type="float">
            <text:p>8</text:p>
          </table:table-cell>
          <table:table-cell/>
          <table:table-cell table:number-columns-repeated="27" office:value-type="float" office:value="8" calcext:value-type="float">
            <text:p>8</text:p>
          </table:table-cell>
        </table:table-row>
        <table:table-row table:style-name="ro1">
          <table:table-cell table:number-columns-repeated="23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9" calcext:value-type="float">
            <text:p>9</text:p>
          </table:table-cell>
          <table:table-cell/>
          <table:table-cell table:number-columns-repeated="23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30" office:value-type="float" office:value="9" calcext:value-type="float">
            <text:p>9</text:p>
          </table:table-cell>
          <table:table-cell/>
          <table:table-cell table:number-columns-repeated="27" office:value-type="float" office:value="9" calcext:value-type="float">
            <text:p>9</text:p>
          </table:table-cell>
        </table:table-row>
        <table:table-row table:style-name="ro1">
          <table:table-cell table:number-columns-repeated="23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0" calcext:value-type="float">
            <text:p>10</text:p>
          </table:table-cell>
          <table:table-cell/>
          <table:table-cell table:number-columns-repeated="23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0" office:value-type="float" office:value="10" calcext:value-type="float">
            <text:p>10</text:p>
          </table:table-cell>
          <table:table-cell/>
          <table:table-cell table:number-columns-repeated="27" office:value-type="float" office:value="10" calcext:value-type="float">
            <text:p>10</text:p>
          </table:table-cell>
        </table:table-row>
        <table:table-row table:style-name="ro1">
          <table:table-cell table:number-columns-repeated="23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1" calcext:value-type="float">
            <text:p>11</text:p>
          </table:table-cell>
          <table:table-cell/>
          <table:table-cell table:number-columns-repeated="23"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30" office:value-type="float" office:value="11" calcext:value-type="float">
            <text:p>11</text:p>
          </table:table-cell>
          <table:table-cell/>
          <table:table-cell table:number-columns-repeated="27" office:value-type="float" office:value="11" calcext:value-type="float">
            <text:p>11</text:p>
          </table:table-cell>
        </table:table-row>
        <table:table-row table:style-name="ro1">
          <table:table-cell table:number-columns-repeated="23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2" calcext:value-type="float">
            <text:p>12</text:p>
          </table:table-cell>
          <table:table-cell/>
          <table:table-cell table:number-columns-repeated="23"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number-columns-repeated="30" office:value-type="float" office:value="12" calcext:value-type="float">
            <text:p>12</text:p>
          </table:table-cell>
          <table:table-cell/>
          <table:table-cell table:number-columns-repeated="27" office:value-type="float" office:value="12" calcext:value-type="float">
            <text:p>12</text:p>
          </table:table-cell>
        </table:table-row>
        <table:table-row table:style-name="ro1">
          <table:table-cell table:number-columns-repeated="23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3" calcext:value-type="float">
            <text:p>13</text:p>
          </table:table-cell>
          <table:table-cell/>
          <table:table-cell table:number-columns-repeated="23"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number-columns-repeated="30" office:value-type="float" office:value="13" calcext:value-type="float">
            <text:p>13</text:p>
          </table:table-cell>
          <table:table-cell/>
          <table:table-cell table:number-columns-repeated="27" office:value-type="float" office:value="13" calcext:value-type="float">
            <text:p>13</text:p>
          </table:table-cell>
        </table:table-row>
        <table:table-row table:style-name="ro1">
          <table:table-cell table:number-columns-repeated="23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4" calcext:value-type="float">
            <text:p>14</text:p>
          </table:table-cell>
          <table:table-cell/>
          <table:table-cell table:number-columns-repeated="23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table:number-columns-repeated="30" office:value-type="float" office:value="14" calcext:value-type="float">
            <text:p>14</text:p>
          </table:table-cell>
          <table:table-cell/>
          <table:table-cell table:number-columns-repeated="27" office:value-type="float" office:value="14" calcext:value-type="float">
            <text:p>14</text:p>
          </table:table-cell>
        </table:table-row>
        <table:table-row table:style-name="ro1">
          <table:table-cell table:number-columns-repeated="23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5" calcext:value-type="float">
            <text:p>15</text:p>
          </table:table-cell>
          <table:table-cell/>
          <table:table-cell table:number-columns-repeated="23"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30" office:value-type="float" office:value="15" calcext:value-type="float">
            <text:p>15</text:p>
          </table:table-cell>
          <table:table-cell/>
          <table:table-cell table:number-columns-repeated="27" office:value-type="float" office:value="15" calcext:value-type="float">
            <text:p>15</text:p>
          </table:table-cell>
        </table:table-row>
        <table:table-row table:style-name="ro1">
          <table:table-cell table:number-columns-repeated="23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6" calcext:value-type="float">
            <text:p>16</text:p>
          </table:table-cell>
          <table:table-cell/>
          <table:table-cell table:number-columns-repeated="23"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table:number-columns-repeated="30" office:value-type="float" office:value="16" calcext:value-type="float">
            <text:p>16</text:p>
          </table:table-cell>
          <table:table-cell/>
          <table:table-cell table:number-columns-repeated="27" office:value-type="float" office:value="16" calcext:value-type="float">
            <text:p>16</text:p>
          </table:table-cell>
        </table:table-row>
        <table:table-row table:style-name="ro1">
          <table:table-cell table:number-columns-repeated="23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7" calcext:value-type="float">
            <text:p>17</text:p>
          </table:table-cell>
          <table:table-cell/>
          <table:table-cell table:number-columns-repeated="23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table:number-columns-repeated="30" office:value-type="float" office:value="17" calcext:value-type="float">
            <text:p>17</text:p>
          </table:table-cell>
          <table:table-cell/>
          <table:table-cell table:number-columns-repeated="27" office:value-type="float" office:value="17" calcext:value-type="float">
            <text:p>17</text:p>
          </table:table-cell>
        </table:table-row>
        <table:table-row table:style-name="ro1">
          <table:table-cell table:number-columns-repeated="23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8" calcext:value-type="float">
            <text:p>18</text:p>
          </table:table-cell>
          <table:table-cell/>
          <table:table-cell table:number-columns-repeated="23"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table:number-columns-repeated="30" office:value-type="float" office:value="18" calcext:value-type="float">
            <text:p>18</text:p>
          </table:table-cell>
          <table:table-cell/>
          <table:table-cell table:number-columns-repeated="27" office:value-type="float" office:value="18" calcext:value-type="float">
            <text:p>18</text:p>
          </table:table-cell>
        </table:table-row>
        <table:table-row table:style-name="ro1">
          <table:table-cell table:number-columns-repeated="23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19" calcext:value-type="float">
            <text:p>19</text:p>
          </table:table-cell>
          <table:table-cell/>
          <table:table-cell table:number-columns-repeated="23"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table:number-columns-repeated="30" office:value-type="float" office:value="19" calcext:value-type="float">
            <text:p>19</text:p>
          </table:table-cell>
          <table:table-cell/>
          <table:table-cell table:number-columns-repeated="27" office:value-type="float" office:value="19" calcext:value-type="float">
            <text:p>19</text:p>
          </table:table-cell>
        </table:table-row>
        <table:table-row table:style-name="ro1">
          <table:table-cell table:number-columns-repeated="23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0" calcext:value-type="float">
            <text:p>20</text:p>
          </table:table-cell>
          <table:table-cell/>
          <table:table-cell table:number-columns-repeated="23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0" office:value-type="float" office:value="20" calcext:value-type="float">
            <text:p>20</text:p>
          </table:table-cell>
          <table:table-cell/>
          <table:table-cell table:number-columns-repeated="27" office:value-type="float" office:value="20" calcext:value-type="float">
            <text:p>20</text:p>
          </table:table-cell>
        </table:table-row>
        <table:table-row table:style-name="ro1">
          <table:table-cell table:number-columns-repeated="23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1" calcext:value-type="float">
            <text:p>21</text:p>
          </table:table-cell>
          <table:table-cell/>
          <table:table-cell table:number-columns-repeated="23"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30" office:value-type="float" office:value="21" calcext:value-type="float">
            <text:p>21</text:p>
          </table:table-cell>
          <table:table-cell/>
          <table:table-cell table:number-columns-repeated="27" office:value-type="float" office:value="21" calcext:value-type="float">
            <text:p>21</text:p>
          </table:table-cell>
        </table:table-row>
        <table:table-row table:style-name="ro1">
          <table:table-cell table:number-columns-repeated="23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2" calcext:value-type="float">
            <text:p>22</text:p>
          </table:table-cell>
          <table:table-cell/>
          <table:table-cell table:number-columns-repeated="23"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table:number-columns-repeated="30" office:value-type="float" office:value="22" calcext:value-type="float">
            <text:p>22</text:p>
          </table:table-cell>
          <table:table-cell/>
          <table:table-cell table:number-columns-repeated="27" office:value-type="float" office:value="22" calcext:value-type="float">
            <text:p>22</text:p>
          </table:table-cell>
        </table:table-row>
        <table:table-row table:style-name="ro1">
          <table:table-cell table:number-columns-repeated="23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3" calcext:value-type="float">
            <text:p>23</text:p>
          </table:table-cell>
          <table:table-cell/>
          <table:table-cell table:number-columns-repeated="23"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table:number-columns-repeated="30" office:value-type="float" office:value="23" calcext:value-type="float">
            <text:p>23</text:p>
          </table:table-cell>
          <table:table-cell/>
          <table:table-cell table:number-columns-repeated="27" office:value-type="float" office:value="23" calcext:value-type="float">
            <text:p>23</text:p>
          </table:table-cell>
        </table:table-row>
        <table:table-row table:style-name="ro1">
          <table:table-cell table:number-columns-repeated="23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4" calcext:value-type="float">
            <text:p>24</text:p>
          </table:table-cell>
          <table:table-cell/>
          <table:table-cell table:number-columns-repeated="23"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table:number-columns-repeated="30" office:value-type="float" office:value="24" calcext:value-type="float">
            <text:p>24</text:p>
          </table:table-cell>
          <table:table-cell/>
          <table:table-cell table:number-columns-repeated="27" office:value-type="float" office:value="24" calcext:value-type="float">
            <text:p>24</text:p>
          </table:table-cell>
        </table:table-row>
        <table:table-row table:style-name="ro1">
          <table:table-cell table:number-columns-repeated="23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5" calcext:value-type="float">
            <text:p>25</text:p>
          </table:table-cell>
          <table:table-cell/>
          <table:table-cell table:number-columns-repeated="23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30" office:value-type="float" office:value="25" calcext:value-type="float">
            <text:p>25</text:p>
          </table:table-cell>
          <table:table-cell/>
          <table:table-cell table:number-columns-repeated="27" office:value-type="float" office:value="25" calcext:value-type="float">
            <text:p>25</text:p>
          </table:table-cell>
        </table:table-row>
        <table:table-row table:style-name="ro1">
          <table:table-cell table:number-columns-repeated="23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6" calcext:value-type="float">
            <text:p>26</text:p>
          </table:table-cell>
          <table:table-cell/>
          <table:table-cell table:number-columns-repeated="23"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table:number-columns-repeated="30" office:value-type="float" office:value="26" calcext:value-type="float">
            <text:p>26</text:p>
          </table:table-cell>
          <table:table-cell/>
          <table:table-cell table:number-columns-repeated="27" office:value-type="float" office:value="26" calcext:value-type="float">
            <text:p>26</text:p>
          </table:table-cell>
        </table:table-row>
        <table:table-row table:style-name="ro1">
          <table:table-cell table:number-columns-repeated="23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7" calcext:value-type="float">
            <text:p>27</text:p>
          </table:table-cell>
          <table:table-cell/>
          <table:table-cell table:number-columns-repeated="23"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30" office:value-type="float" office:value="27" calcext:value-type="float">
            <text:p>27</text:p>
          </table:table-cell>
          <table:table-cell/>
          <table:table-cell table:number-columns-repeated="27" office:value-type="float" office:value="27" calcext:value-type="float">
            <text:p>27</text:p>
          </table:table-cell>
        </table:table-row>
        <table:table-row table:style-name="ro1">
          <table:table-cell table:number-columns-repeated="23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8" calcext:value-type="float">
            <text:p>28</text:p>
          </table:table-cell>
          <table:table-cell/>
          <table:table-cell table:number-columns-repeated="23"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table:number-columns-repeated="30" office:value-type="float" office:value="28" calcext:value-type="float">
            <text:p>28</text:p>
          </table:table-cell>
          <table:table-cell/>
          <table:table-cell table:number-columns-repeated="27" office:value-type="float" office:value="28" calcext:value-type="float">
            <text:p>28</text:p>
          </table:table-cell>
        </table:table-row>
        <table:table-row table:style-name="ro1">
          <table:table-cell table:number-columns-repeated="23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29" calcext:value-type="float">
            <text:p>29</text:p>
          </table:table-cell>
          <table:table-cell/>
          <table:table-cell table:number-columns-repeated="23"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table:number-columns-repeated="30" office:value-type="float" office:value="29" calcext:value-type="float">
            <text:p>29</text:p>
          </table:table-cell>
          <table:table-cell/>
          <table:table-cell table:number-columns-repeated="27" office:value-type="float" office:value="29" calcext:value-type="float">
            <text:p>29</text:p>
          </table:table-cell>
        </table:table-row>
        <table:table-row table:style-name="ro1">
          <table:table-cell table:number-columns-repeated="23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0" calcext:value-type="float">
            <text:p>30</text:p>
          </table:table-cell>
          <table:table-cell/>
          <table:table-cell table:number-columns-repeated="23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number-columns-repeated="30" office:value-type="float" office:value="30" calcext:value-type="float">
            <text:p>30</text:p>
          </table:table-cell>
          <table:table-cell/>
          <table:table-cell table:number-columns-repeated="27" office:value-type="float" office:value="30" calcext:value-type="float">
            <text:p>30</text:p>
          </table:table-cell>
        </table:table-row>
        <table:table-row table:style-name="ro1">
          <table:table-cell table:number-columns-repeated="23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1" calcext:value-type="float">
            <text:p>31</text:p>
          </table:table-cell>
          <table:table-cell/>
          <table:table-cell table:number-columns-repeated="23"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table:number-columns-repeated="30" office:value-type="float" office:value="31" calcext:value-type="float">
            <text:p>31</text:p>
          </table:table-cell>
          <table:table-cell/>
          <table:table-cell table:number-columns-repeated="27" office:value-type="float" office:value="31" calcext:value-type="float">
            <text:p>31</text:p>
          </table:table-cell>
        </table:table-row>
        <table:table-row table:style-name="ro1">
          <table:table-cell table:number-columns-repeated="23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2" calcext:value-type="float">
            <text:p>32</text:p>
          </table:table-cell>
          <table:table-cell/>
          <table:table-cell table:number-columns-repeated="23"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table:number-columns-repeated="30" office:value-type="float" office:value="32" calcext:value-type="float">
            <text:p>32</text:p>
          </table:table-cell>
          <table:table-cell/>
          <table:table-cell table:number-columns-repeated="27" office:value-type="float" office:value="32" calcext:value-type="float">
            <text:p>32</text:p>
          </table:table-cell>
        </table:table-row>
        <table:table-row table:style-name="ro1">
          <table:table-cell table:number-columns-repeated="23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3" calcext:value-type="float">
            <text:p>33</text:p>
          </table:table-cell>
          <table:table-cell/>
          <table:table-cell table:number-columns-repeated="23"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table:number-columns-repeated="30" office:value-type="float" office:value="33" calcext:value-type="float">
            <text:p>33</text:p>
          </table:table-cell>
          <table:table-cell/>
          <table:table-cell table:number-columns-repeated="27" office:value-type="float" office:value="33" calcext:value-type="float">
            <text:p>33</text:p>
          </table:table-cell>
        </table:table-row>
        <table:table-row table:style-name="ro1">
          <table:table-cell table:number-columns-repeated="23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4" calcext:value-type="float">
            <text:p>34</text:p>
          </table:table-cell>
          <table:table-cell/>
          <table:table-cell table:number-columns-repeated="23"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table:number-columns-repeated="30" office:value-type="float" office:value="34" calcext:value-type="float">
            <text:p>34</text:p>
          </table:table-cell>
          <table:table-cell/>
          <table:table-cell table:number-columns-repeated="27" office:value-type="float" office:value="34" calcext:value-type="float">
            <text:p>34</text:p>
          </table:table-cell>
        </table:table-row>
        <table:table-row table:style-name="ro1">
          <table:table-cell table:number-columns-repeated="23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5" calcext:value-type="float">
            <text:p>35</text:p>
          </table:table-cell>
          <table:table-cell/>
          <table:table-cell table:number-columns-repeated="23"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table:number-columns-repeated="30" office:value-type="float" office:value="35" calcext:value-type="float">
            <text:p>35</text:p>
          </table:table-cell>
          <table:table-cell/>
          <table:table-cell table:number-columns-repeated="27" office:value-type="float" office:value="35" calcext:value-type="float">
            <text:p>35</text:p>
          </table:table-cell>
        </table:table-row>
        <table:table-row table:style-name="ro1">
          <table:table-cell table:number-columns-repeated="23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6" calcext:value-type="float">
            <text:p>36</text:p>
          </table:table-cell>
          <table:table-cell/>
          <table:table-cell table:number-columns-repeated="23"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30" office:value-type="float" office:value="36" calcext:value-type="float">
            <text:p>36</text:p>
          </table:table-cell>
          <table:table-cell/>
          <table:table-cell table:number-columns-repeated="27" office:value-type="float" office:value="36" calcext:value-type="float">
            <text:p>36</text:p>
          </table:table-cell>
        </table:table-row>
        <table:table-row table:style-name="ro1">
          <table:table-cell table:number-columns-repeated="23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7" calcext:value-type="float">
            <text:p>37</text:p>
          </table:table-cell>
          <table:table-cell/>
          <table:table-cell table:number-columns-repeated="23"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table:number-columns-repeated="30" office:value-type="float" office:value="37" calcext:value-type="float">
            <text:p>37</text:p>
          </table:table-cell>
          <table:table-cell/>
          <table:table-cell table:number-columns-repeated="27" office:value-type="float" office:value="37" calcext:value-type="float">
            <text:p>37</text:p>
          </table:table-cell>
        </table:table-row>
        <table:table-row table:style-name="ro1">
          <table:table-cell table:number-columns-repeated="23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5" office:value-type="float" office:value="38" calcext:value-type="float">
            <text:p>38</text:p>
          </table:table-cell>
          <table:table-cell/>
          <table:table-cell table:number-columns-repeated="23"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table:number-columns-repeated="30" office:value-type="float" office:value="38" calcext:value-type="float">
            <text:p>38</text:p>
          </table:table-cell>
          <table:table-cell/>
          <table:table-cell table:number-columns-repeated="27" office:value-type="float" office:value="38" calcext:value-type="float">
            <text:p>38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b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troph</text:p>
          </table:table-cell>
        </table:table-row>
        <table:table-row table:style-name="ro1">
          <table:table-cell office:value-type="string" calcext:value-type="string">
            <text:p>aer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nu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fghanista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erobi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utotroph</text:p>
          </table:table-cell>
        </table:table-row>
        <table:table-row table:style-name="ro1">
          <table:table-cell office:value-type="string" calcext:value-type="string">
            <text:p>aerob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mmens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</table:table-row>
      </table:table>
      <table:table table:name="Sheet3" table:style-name="ta1">
        <table:table-column table:style-name="co1" table:number-columns-repeated="5" table:default-cell-style-name="ce5"/>
        <table:table-column table:style-name="co1" table:number-columns-repeated="182" table:default-cell-style-name="Default"/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" calcext:value-type="float">
            <text:p>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" calcext:value-type="float">
            <text:p>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" calcext:value-type="float">
            <text:p>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" calcext:value-type="float">
            <text:p>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" calcext:value-type="float">
            <text:p>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" calcext:value-type="float">
            <text:p>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" calcext:value-type="float">
            <text:p>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" calcext:value-type="float">
            <text:p>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" calcext:value-type="float">
            <text:p>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" calcext:value-type="float">
            <text:p>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" calcext:value-type="float">
            <text:p>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" calcext:value-type="float">
            <text:p>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" calcext:value-type="float">
            <text:p>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" calcext:value-type="float">
            <text:p>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" calcext:value-type="float">
            <text:p>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" calcext:value-type="float">
            <text:p>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" calcext:value-type="float">
            <text:p>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" calcext:value-type="float">
            <text:p>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" calcext:value-type="float">
            <text:p>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" calcext:value-type="float">
            <text:p>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" calcext:value-type="float">
            <text:p>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" calcext:value-type="float">
            <text:p>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" calcext:value-type="float">
            <text:p>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" calcext:value-type="float">
            <text:p>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" calcext:value-type="float">
            <text:p>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" calcext:value-type="float">
            <text:p>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" calcext:value-type="float">
            <text:p>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" calcext:value-type="float">
            <text:p>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" calcext:value-type="float">
            <text:p>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" calcext:value-type="float">
            <text:p>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" calcext:value-type="float">
            <text:p>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" calcext:value-type="float">
            <text:p>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" calcext:value-type="float">
            <text:p>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" calcext:value-type="float">
            <text:p>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" calcext:value-type="float">
            <text:p>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" calcext:value-type="float">
            <text:p>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" calcext:value-type="float">
            <text:p>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" calcext:value-type="float">
            <text:p>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" calcext:value-type="float">
            <text:p>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" calcext:value-type="float">
            <text:p>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" calcext:value-type="float">
            <text:p>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" calcext:value-type="float">
            <text:p>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" calcext:value-type="float">
            <text:p>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" calcext:value-type="float">
            <text:p>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" calcext:value-type="float">
            <text:p>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" calcext:value-type="float">
            <text:p>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" calcext:value-type="float">
            <text:p>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" calcext:value-type="float">
            <text:p>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" calcext:value-type="float">
            <text:p>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" calcext:value-type="float">
            <text:p>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" calcext:value-type="float">
            <text:p>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" calcext:value-type="float">
            <text:p>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" calcext:value-type="float">
            <text:p>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" calcext:value-type="float">
            <text:p>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" calcext:value-type="float">
            <text:p>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" calcext:value-type="float">
            <text:p>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" calcext:value-type="float">
            <text:p>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" calcext:value-type="float">
            <text:p>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" calcext:value-type="float">
            <text:p>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" calcext:value-type="float">
            <text:p>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" calcext:value-type="float">
            <text:p>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" calcext:value-type="float">
            <text:p>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" calcext:value-type="float">
            <text:p>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" calcext:value-type="float">
            <text:p>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" calcext:value-type="float">
            <text:p>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" calcext:value-type="float">
            <text:p>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" calcext:value-type="float">
            <text:p>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" calcext:value-type="float">
            <text:p>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" calcext:value-type="float">
            <text:p>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" calcext:value-type="float">
            <text:p>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" calcext:value-type="float">
            <text:p>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" calcext:value-type="float">
            <text:p>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" calcext:value-type="float">
            <text:p>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" calcext:value-type="float">
            <text:p>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" calcext:value-type="float">
            <text:p>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" calcext:value-type="float">
            <text:p>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" calcext:value-type="float">
            <text:p>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" calcext:value-type="float">
            <text:p>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" calcext:value-type="float">
            <text:p>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" calcext:value-type="float">
            <text:p>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" calcext:value-type="float">
            <text:p>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" calcext:value-type="float">
            <text:p>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" calcext:value-type="float">
            <text:p>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" calcext:value-type="float">
            <text:p>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" calcext:value-type="float">
            <text:p>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" calcext:value-type="float">
            <text:p>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" calcext:value-type="float">
            <text:p>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" calcext:value-type="float">
            <text:p>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" calcext:value-type="float">
            <text:p>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" calcext:value-type="float">
            <text:p>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" calcext:value-type="float">
            <text:p>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" calcext:value-type="float">
            <text:p>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" calcext:value-type="float">
            <text:p>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" calcext:value-type="float">
            <text:p>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" calcext:value-type="float">
            <text:p>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" calcext:value-type="float">
            <text:p>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" calcext:value-type="float">
            <text:p>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" calcext:value-type="float">
            <text:p>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" calcext:value-type="float">
            <text:p>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" calcext:value-type="float">
            <text:p>2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" calcext:value-type="float">
            <text:p>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" calcext:value-type="float">
            <text:p>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" calcext:value-type="float">
            <text:p>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" calcext:value-type="float">
            <text:p>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" calcext:value-type="float">
            <text:p>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" calcext:value-type="float">
            <text:p>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" calcext:value-type="float">
            <text:p>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" calcext:value-type="float">
            <text:p>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" calcext:value-type="float">
            <text:p>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" calcext:value-type="float">
            <text:p>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" calcext:value-type="float">
            <text:p>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" calcext:value-type="float">
            <text:p>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" calcext:value-type="float">
            <text:p>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" calcext:value-type="float">
            <text:p>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" calcext:value-type="float">
            <text:p>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" calcext:value-type="float">
            <text:p>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" calcext:value-type="float">
            <text:p>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" calcext:value-type="float">
            <text:p>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" calcext:value-type="float">
            <text:p>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" calcext:value-type="float">
            <text:p>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" calcext:value-type="float">
            <text:p>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" calcext:value-type="float">
            <text:p>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" calcext:value-type="float">
            <text:p>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" calcext:value-type="float">
            <text:p>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" calcext:value-type="float">
            <text:p>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" calcext:value-type="float">
            <text:p>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" calcext:value-type="float">
            <text:p>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" calcext:value-type="float">
            <text:p>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" calcext:value-type="float">
            <text:p>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" calcext:value-type="float">
            <text:p>2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" calcext:value-type="float">
            <text:p>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" calcext:value-type="float">
            <text:p>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" calcext:value-type="float">
            <text:p>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" calcext:value-type="float">
            <text:p>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" calcext:value-type="float">
            <text:p>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" calcext:value-type="float">
            <text:p>2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" calcext:value-type="float">
            <text:p>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" calcext:value-type="float">
            <text:p>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" calcext:value-type="float">
            <text:p>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" calcext:value-type="float">
            <text:p>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" calcext:value-type="float">
            <text:p>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" calcext:value-type="float">
            <text:p>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" calcext:value-type="float">
            <text:p>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" calcext:value-type="float">
            <text:p>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" calcext:value-type="float">
            <text:p>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" calcext:value-type="float">
            <text:p>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" calcext:value-type="float">
            <text:p>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" calcext:value-type="float">
            <text:p>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" calcext:value-type="float">
            <text:p>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" calcext:value-type="float">
            <text:p>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" calcext:value-type="float">
            <text:p>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" calcext:value-type="float">
            <text:p>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" calcext:value-type="float">
            <text:p>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" calcext:value-type="float">
            <text:p>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" calcext:value-type="float">
            <text:p>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" calcext:value-type="float">
            <text:p>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" calcext:value-type="float">
            <text:p>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" calcext:value-type="float">
            <text:p>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" calcext:value-type="float">
            <text:p>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" calcext:value-type="float">
            <text:p>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" calcext:value-type="float">
            <text:p>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" calcext:value-type="float">
            <text:p>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" calcext:value-type="float">
            <text:p>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" calcext:value-type="float">
            <text:p>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" calcext:value-type="float">
            <text:p>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" calcext:value-type="float">
            <text:p>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" calcext:value-type="float">
            <text:p>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" calcext:value-type="float">
            <text:p>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" calcext:value-type="float">
            <text:p>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" calcext:value-type="float">
            <text:p>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" calcext:value-type="float">
            <text:p>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" calcext:value-type="float">
            <text:p>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" calcext:value-type="float">
            <text:p>3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" calcext:value-type="float">
            <text:p>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" calcext:value-type="float">
            <text:p>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" calcext:value-type="float">
            <text:p>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" calcext:value-type="float">
            <text:p>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" calcext:value-type="float">
            <text:p>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" calcext:value-type="float">
            <text:p>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" calcext:value-type="float">
            <text:p>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" calcext:value-type="float">
            <text:p>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" calcext:value-type="float">
            <text:p>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" calcext:value-type="float">
            <text:p>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" calcext:value-type="float">
            <text:p>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" calcext:value-type="float">
            <text:p>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" calcext:value-type="float">
            <text:p>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" calcext:value-type="float">
            <text:p>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" calcext:value-type="float">
            <text:p>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" calcext:value-type="float">
            <text:p>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" calcext:value-type="float">
            <text:p>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" calcext:value-type="float">
            <text:p>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" calcext:value-type="float">
            <text:p>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" calcext:value-type="float">
            <text:p>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" calcext:value-type="float">
            <text:p>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" calcext:value-type="float">
            <text:p>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" calcext:value-type="float">
            <text:p>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" calcext:value-type="float">
            <text:p>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" calcext:value-type="float">
            <text:p>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" calcext:value-type="float">
            <text:p>4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" calcext:value-type="float">
            <text:p>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" calcext:value-type="float">
            <text:p>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" calcext:value-type="float">
            <text:p>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" calcext:value-type="float">
            <text:p>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" calcext:value-type="float">
            <text:p>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" calcext:value-type="float">
            <text:p>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" calcext:value-type="float">
            <text:p>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" calcext:value-type="float">
            <text:p>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" calcext:value-type="float">
            <text:p>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" calcext:value-type="float">
            <text:p>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" calcext:value-type="float">
            <text:p>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" calcext:value-type="float">
            <text:p>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" calcext:value-type="float">
            <text:p>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" calcext:value-type="float">
            <text:p>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" calcext:value-type="float">
            <text:p>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" calcext:value-type="float">
            <text:p>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" calcext:value-type="float">
            <text:p>4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" calcext:value-type="float">
            <text:p>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" calcext:value-type="float">
            <text:p>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" calcext:value-type="float">
            <text:p>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" calcext:value-type="float">
            <text:p>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" calcext:value-type="float">
            <text:p>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" calcext:value-type="float">
            <text:p>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" calcext:value-type="float">
            <text:p>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" calcext:value-type="float">
            <text:p>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" calcext:value-type="float">
            <text:p>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" calcext:value-type="float">
            <text:p>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" calcext:value-type="float">
            <text:p>4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" calcext:value-type="float">
            <text:p>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" calcext:value-type="float">
            <text:p>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" calcext:value-type="float">
            <text:p>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" calcext:value-type="float">
            <text:p>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" calcext:value-type="float">
            <text:p>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" calcext:value-type="float">
            <text:p>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" calcext:value-type="float">
            <text:p>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" calcext:value-type="float">
            <text:p>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" calcext:value-type="float">
            <text:p>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" calcext:value-type="float">
            <text:p>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" calcext:value-type="float">
            <text:p>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" calcext:value-type="float">
            <text:p>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" calcext:value-type="float">
            <text:p>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" calcext:value-type="float">
            <text:p>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" calcext:value-type="float">
            <text:p>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" calcext:value-type="float">
            <text:p>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" calcext:value-type="float">
            <text:p>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" calcext:value-type="float">
            <text:p>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" calcext:value-type="float">
            <text:p>4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" calcext:value-type="float">
            <text:p>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" calcext:value-type="float">
            <text:p>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" calcext:value-type="float">
            <text:p>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" calcext:value-type="float">
            <text:p>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" calcext:value-type="float">
            <text:p>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1" calcext:value-type="float">
            <text:p>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1" calcext:value-type="float">
            <text:p>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1" calcext:value-type="float">
            <text:p>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1" calcext:value-type="float">
            <text:p>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1" calcext:value-type="float">
            <text:p>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2" calcext:value-type="float">
            <text:p>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2" calcext:value-type="float">
            <text:p>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2" calcext:value-type="float">
            <text:p>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2" calcext:value-type="float">
            <text:p>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2" calcext:value-type="float">
            <text:p>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3" calcext:value-type="float">
            <text:p>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3" calcext:value-type="float">
            <text:p>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3" calcext:value-type="float">
            <text:p>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3" calcext:value-type="float">
            <text:p>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3" calcext:value-type="float">
            <text:p>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4" calcext:value-type="float">
            <text:p>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4" calcext:value-type="float">
            <text:p>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4" calcext:value-type="float">
            <text:p>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4" calcext:value-type="float">
            <text:p>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5" calcext:value-type="float">
            <text:p>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5" calcext:value-type="float">
            <text:p>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5" calcext:value-type="float">
            <text:p>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5" calcext:value-type="float">
            <text:p>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5" calcext:value-type="float">
            <text:p>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5" calcext:value-type="float">
            <text:p>5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6" calcext:value-type="float">
            <text:p>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6" calcext:value-type="float">
            <text:p>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6" calcext:value-type="float">
            <text:p>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6" calcext:value-type="float">
            <text:p>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6" calcext:value-type="float">
            <text:p>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6" calcext:value-type="float">
            <text:p>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7" calcext:value-type="float">
            <text:p>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7" calcext:value-type="float">
            <text:p>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7" calcext:value-type="float">
            <text:p>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7" calcext:value-type="float">
            <text:p>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7" calcext:value-type="float">
            <text:p>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8" calcext:value-type="float">
            <text:p>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8" calcext:value-type="float">
            <text:p>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8" calcext:value-type="float">
            <text:p>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8" calcext:value-type="float">
            <text:p>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8" calcext:value-type="float">
            <text:p>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8" calcext:value-type="float">
            <text:p>5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9" calcext:value-type="float">
            <text:p>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9" calcext:value-type="float">
            <text:p>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9" calcext:value-type="float">
            <text:p>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9" calcext:value-type="float">
            <text:p>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9" calcext:value-type="float">
            <text:p>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9" calcext:value-type="float">
            <text:p>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0" calcext:value-type="float">
            <text:p>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0" calcext:value-type="float">
            <text:p>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0" calcext:value-type="float">
            <text:p>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0" calcext:value-type="float">
            <text:p>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0" calcext:value-type="float">
            <text:p>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1" calcext:value-type="float">
            <text:p>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1" calcext:value-type="float">
            <text:p>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1" calcext:value-type="float">
            <text:p>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1" calcext:value-type="float">
            <text:p>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1" calcext:value-type="float">
            <text:p>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1" calcext:value-type="float">
            <text:p>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2" calcext:value-type="float">
            <text:p>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2" calcext:value-type="float">
            <text:p>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2" calcext:value-type="float">
            <text:p>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2" calcext:value-type="float">
            <text:p>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2" calcext:value-type="float">
            <text:p>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2" calcext:value-type="float">
            <text:p>6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3" calcext:value-type="float">
            <text:p>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3" calcext:value-type="float">
            <text:p>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3" calcext:value-type="float">
            <text:p>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3" calcext:value-type="float">
            <text:p>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3" calcext:value-type="float">
            <text:p>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3" calcext:value-type="float">
            <text:p>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4" calcext:value-type="float">
            <text:p>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4" calcext:value-type="float">
            <text:p>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4" calcext:value-type="float">
            <text:p>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4" calcext:value-type="float">
            <text:p>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4" calcext:value-type="float">
            <text:p>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5" calcext:value-type="float">
            <text:p>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5" calcext:value-type="float">
            <text:p>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5" calcext:value-type="float">
            <text:p>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5" calcext:value-type="float">
            <text:p>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5" calcext:value-type="float">
            <text:p>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6" calcext:value-type="float">
            <text:p>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6" calcext:value-type="float">
            <text:p>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6" calcext:value-type="float">
            <text:p>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6" calcext:value-type="float">
            <text:p>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6" calcext:value-type="float">
            <text:p>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7" calcext:value-type="float">
            <text:p>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7" calcext:value-type="float">
            <text:p>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7" calcext:value-type="float">
            <text:p>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7" calcext:value-type="float">
            <text:p>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7" calcext:value-type="float">
            <text:p>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7" calcext:value-type="float">
            <text:p>6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8" calcext:value-type="float">
            <text:p>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8" calcext:value-type="float">
            <text:p>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8" calcext:value-type="float">
            <text:p>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8" calcext:value-type="float">
            <text:p>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8" calcext:value-type="float">
            <text:p>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8" calcext:value-type="float">
            <text:p>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8" calcext:value-type="float">
            <text:p>6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69" calcext:value-type="float">
            <text:p>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69" calcext:value-type="float">
            <text:p>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69" calcext:value-type="float">
            <text:p>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69" calcext:value-type="float">
            <text:p>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69" calcext:value-type="float">
            <text:p>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0" calcext:value-type="float">
            <text:p>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0" calcext:value-type="float">
            <text:p>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0" calcext:value-type="float">
            <text:p>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0" calcext:value-type="float">
            <text:p>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0" calcext:value-type="float">
            <text:p>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1" calcext:value-type="float">
            <text:p>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1" calcext:value-type="float">
            <text:p>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1" calcext:value-type="float">
            <text:p>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1" calcext:value-type="float">
            <text:p>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1" calcext:value-type="float">
            <text:p>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1" calcext:value-type="float">
            <text:p>7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2" calcext:value-type="float">
            <text:p>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2" calcext:value-type="float">
            <text:p>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2" calcext:value-type="float">
            <text:p>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2" calcext:value-type="float">
            <text:p>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2" calcext:value-type="float">
            <text:p>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3" calcext:value-type="float">
            <text:p>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3" calcext:value-type="float">
            <text:p>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3" calcext:value-type="float">
            <text:p>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3" calcext:value-type="float">
            <text:p>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3" calcext:value-type="float">
            <text:p>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3" calcext:value-type="float">
            <text:p>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3" calcext:value-type="float">
            <text:p>7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4" calcext:value-type="float">
            <text:p>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4" calcext:value-type="float">
            <text:p>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4" calcext:value-type="float">
            <text:p>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4" calcext:value-type="float">
            <text:p>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4" calcext:value-type="float">
            <text:p>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4" calcext:value-type="float">
            <text:p>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4" calcext:value-type="float">
            <text:p>7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5" calcext:value-type="float">
            <text:p>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5" calcext:value-type="float">
            <text:p>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5" calcext:value-type="float">
            <text:p>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5" calcext:value-type="float">
            <text:p>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5" calcext:value-type="float">
            <text:p>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6" calcext:value-type="float">
            <text:p>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6" calcext:value-type="float">
            <text:p>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6" calcext:value-type="float">
            <text:p>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6" calcext:value-type="float">
            <text:p>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6" calcext:value-type="float">
            <text:p>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6" calcext:value-type="float">
            <text:p>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6" calcext:value-type="float">
            <text:p>7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7" calcext:value-type="float">
            <text:p>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7" calcext:value-type="float">
            <text:p>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7" calcext:value-type="float">
            <text:p>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7" calcext:value-type="float">
            <text:p>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7" calcext:value-type="float">
            <text:p>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7" calcext:value-type="float">
            <text:p>7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8" calcext:value-type="float">
            <text:p>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8" calcext:value-type="float">
            <text:p>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8" calcext:value-type="float">
            <text:p>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8" calcext:value-type="float">
            <text:p>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8" calcext:value-type="float">
            <text:p>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79" calcext:value-type="float">
            <text:p>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79" calcext:value-type="float">
            <text:p>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79" calcext:value-type="float">
            <text:p>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79" calcext:value-type="float">
            <text:p>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79" calcext:value-type="float">
            <text:p>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79" calcext:value-type="float">
            <text:p>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0" calcext:value-type="float">
            <text:p>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0" calcext:value-type="float">
            <text:p>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0" calcext:value-type="float">
            <text:p>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0" calcext:value-type="float">
            <text:p>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0" calcext:value-type="float">
            <text:p>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1" calcext:value-type="float">
            <text:p>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1" calcext:value-type="float">
            <text:p>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1" calcext:value-type="float">
            <text:p>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1" calcext:value-type="float">
            <text:p>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1" calcext:value-type="float">
            <text:p>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2" calcext:value-type="float">
            <text:p>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2" calcext:value-type="float">
            <text:p>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2" calcext:value-type="float">
            <text:p>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2" calcext:value-type="float">
            <text:p>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2" calcext:value-type="float">
            <text:p>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3" calcext:value-type="float">
            <text:p>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3" calcext:value-type="float">
            <text:p>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3" calcext:value-type="float">
            <text:p>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3" calcext:value-type="float">
            <text:p>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3" calcext:value-type="float">
            <text:p>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3" calcext:value-type="float">
            <text:p>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3" calcext:value-type="float">
            <text:p>8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4" calcext:value-type="float">
            <text:p>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4" calcext:value-type="float">
            <text:p>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4" calcext:value-type="float">
            <text:p>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4" calcext:value-type="float">
            <text:p>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4" calcext:value-type="float">
            <text:p>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4" calcext:value-type="float">
            <text:p>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5" calcext:value-type="float">
            <text:p>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5" calcext:value-type="float">
            <text:p>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5" calcext:value-type="float">
            <text:p>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5" calcext:value-type="float">
            <text:p>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5" calcext:value-type="float">
            <text:p>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6" calcext:value-type="float">
            <text:p>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6" calcext:value-type="float">
            <text:p>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6" calcext:value-type="float">
            <text:p>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6" calcext:value-type="float">
            <text:p>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6" calcext:value-type="float">
            <text:p>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6" calcext:value-type="float">
            <text:p>8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7" calcext:value-type="float">
            <text:p>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7" calcext:value-type="float">
            <text:p>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7" calcext:value-type="float">
            <text:p>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7" calcext:value-type="float">
            <text:p>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7" calcext:value-type="float">
            <text:p>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7" calcext:value-type="float">
            <text:p>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7" calcext:value-type="float">
            <text:p>8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8" calcext:value-type="float">
            <text:p>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8" calcext:value-type="float">
            <text:p>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8" calcext:value-type="float">
            <text:p>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8" calcext:value-type="float">
            <text:p>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8" calcext:value-type="float">
            <text:p>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89" calcext:value-type="float">
            <text:p>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89" calcext:value-type="float">
            <text:p>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89" calcext:value-type="float">
            <text:p>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89" calcext:value-type="float">
            <text:p>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89" calcext:value-type="float">
            <text:p>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89" calcext:value-type="float">
            <text:p>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89" calcext:value-type="float">
            <text:p>8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0" calcext:value-type="float">
            <text:p>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0" calcext:value-type="float">
            <text:p>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0" calcext:value-type="float">
            <text:p>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0" calcext:value-type="float">
            <text:p>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0" calcext:value-type="float">
            <text:p>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1" calcext:value-type="float">
            <text:p>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1" calcext:value-type="float">
            <text:p>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1" calcext:value-type="float">
            <text:p>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1" calcext:value-type="float">
            <text:p>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1" calcext:value-type="float">
            <text:p>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1" calcext:value-type="float">
            <text:p>9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2" calcext:value-type="float">
            <text:p>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2" calcext:value-type="float">
            <text:p>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2" calcext:value-type="float">
            <text:p>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2" calcext:value-type="float">
            <text:p>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2" calcext:value-type="float">
            <text:p>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2" calcext:value-type="float">
            <text:p>9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3" calcext:value-type="float">
            <text:p>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3" calcext:value-type="float">
            <text:p>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3" calcext:value-type="float">
            <text:p>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3" calcext:value-type="float">
            <text:p>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3" calcext:value-type="float">
            <text:p>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3" calcext:value-type="float">
            <text:p>9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4" calcext:value-type="float">
            <text:p>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4" calcext:value-type="float">
            <text:p>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4" calcext:value-type="float">
            <text:p>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4" calcext:value-type="float">
            <text:p>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4" calcext:value-type="float">
            <text:p>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4" calcext:value-type="float">
            <text:p>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5" calcext:value-type="float">
            <text:p>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5" calcext:value-type="float">
            <text:p>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5" calcext:value-type="float">
            <text:p>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5" calcext:value-type="float">
            <text:p>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5" calcext:value-type="float">
            <text:p>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5" calcext:value-type="float">
            <text:p>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6" calcext:value-type="float">
            <text:p>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6" calcext:value-type="float">
            <text:p>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6" calcext:value-type="float">
            <text:p>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6" calcext:value-type="float">
            <text:p>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6" calcext:value-type="float">
            <text:p>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6" calcext:value-type="float">
            <text:p>9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7" calcext:value-type="float">
            <text:p>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7" calcext:value-type="float">
            <text:p>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7" calcext:value-type="float">
            <text:p>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7" calcext:value-type="float">
            <text:p>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7" calcext:value-type="float">
            <text:p>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7" calcext:value-type="float">
            <text:p>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7" calcext:value-type="float">
            <text:p>9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8" calcext:value-type="float">
            <text:p>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8" calcext:value-type="float">
            <text:p>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8" calcext:value-type="float">
            <text:p>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8" calcext:value-type="float">
            <text:p>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8" calcext:value-type="float">
            <text:p>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8" calcext:value-type="float">
            <text:p>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8" calcext:value-type="float">
            <text:p>9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99" calcext:value-type="float">
            <text:p>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99" calcext:value-type="float">
            <text:p>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99" calcext:value-type="float">
            <text:p>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99" calcext:value-type="float">
            <text:p>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99" calcext:value-type="float">
            <text:p>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99" calcext:value-type="float">
            <text:p>9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0" calcext:value-type="float">
            <text:p>1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0" calcext:value-type="float">
            <text:p>1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0" calcext:value-type="float">
            <text:p>1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0" calcext:value-type="float">
            <text:p>1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0" calcext:value-type="float">
            <text:p>1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1" calcext:value-type="float">
            <text:p>1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1" calcext:value-type="float">
            <text:p>1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1" calcext:value-type="float">
            <text:p>1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1" calcext:value-type="float">
            <text:p>1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1" calcext:value-type="float">
            <text:p>1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1" calcext:value-type="float">
            <text:p>10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2" calcext:value-type="float">
            <text:p>1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2" calcext:value-type="float">
            <text:p>1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2" calcext:value-type="float">
            <text:p>1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2" calcext:value-type="float">
            <text:p>1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2" calcext:value-type="float">
            <text:p>1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2" calcext:value-type="float">
            <text:p>1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2" calcext:value-type="float">
            <text:p>10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3" calcext:value-type="float">
            <text:p>1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3" calcext:value-type="float">
            <text:p>1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3" calcext:value-type="float">
            <text:p>1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3" calcext:value-type="float">
            <text:p>1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3" calcext:value-type="float">
            <text:p>1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3" calcext:value-type="float">
            <text:p>1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4" calcext:value-type="float">
            <text:p>1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4" calcext:value-type="float">
            <text:p>1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4" calcext:value-type="float">
            <text:p>1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4" calcext:value-type="float">
            <text:p>1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4" calcext:value-type="float">
            <text:p>1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4" calcext:value-type="float">
            <text:p>10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5" calcext:value-type="float">
            <text:p>1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5" calcext:value-type="float">
            <text:p>1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5" calcext:value-type="float">
            <text:p>1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5" calcext:value-type="float">
            <text:p>1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5" calcext:value-type="float">
            <text:p>1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5" calcext:value-type="float">
            <text:p>1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6" calcext:value-type="float">
            <text:p>1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6" calcext:value-type="float">
            <text:p>1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6" calcext:value-type="float">
            <text:p>1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6" calcext:value-type="float">
            <text:p>1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6" calcext:value-type="float">
            <text:p>1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6" calcext:value-type="float">
            <text:p>10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7" calcext:value-type="float">
            <text:p>1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7" calcext:value-type="float">
            <text:p>1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7" calcext:value-type="float">
            <text:p>1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7" calcext:value-type="float">
            <text:p>1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7" calcext:value-type="float">
            <text:p>1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8" calcext:value-type="float">
            <text:p>1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8" calcext:value-type="float">
            <text:p>1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8" calcext:value-type="float">
            <text:p>1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8" calcext:value-type="float">
            <text:p>1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8" calcext:value-type="float">
            <text:p>1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8" calcext:value-type="float">
            <text:p>10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09" calcext:value-type="float">
            <text:p>1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09" calcext:value-type="float">
            <text:p>1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09" calcext:value-type="float">
            <text:p>1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09" calcext:value-type="float">
            <text:p>1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09" calcext:value-type="float">
            <text:p>1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0" calcext:value-type="float">
            <text:p>1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0" calcext:value-type="float">
            <text:p>1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0" calcext:value-type="float">
            <text:p>1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0" calcext:value-type="float">
            <text:p>1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0" calcext:value-type="float">
            <text:p>1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1" calcext:value-type="float">
            <text:p>1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1" calcext:value-type="float">
            <text:p>1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1" calcext:value-type="float">
            <text:p>1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1" calcext:value-type="float">
            <text:p>1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1" calcext:value-type="float">
            <text:p>1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1" calcext:value-type="float">
            <text:p>1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2" calcext:value-type="float">
            <text:p>1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2" calcext:value-type="float">
            <text:p>1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2" calcext:value-type="float">
            <text:p>1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2" calcext:value-type="float">
            <text:p>1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2" calcext:value-type="float">
            <text:p>1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2" calcext:value-type="float">
            <text:p>1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3" calcext:value-type="float">
            <text:p>1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3" calcext:value-type="float">
            <text:p>1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3" calcext:value-type="float">
            <text:p>1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3" calcext:value-type="float">
            <text:p>1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3" calcext:value-type="float">
            <text:p>1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3" calcext:value-type="float">
            <text:p>1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3" calcext:value-type="float">
            <text:p>11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4" calcext:value-type="float">
            <text:p>1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4" calcext:value-type="float">
            <text:p>1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4" calcext:value-type="float">
            <text:p>1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4" calcext:value-type="float">
            <text:p>1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4" calcext:value-type="float">
            <text:p>1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4" calcext:value-type="float">
            <text:p>1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4" calcext:value-type="float">
            <text:p>11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5" calcext:value-type="float">
            <text:p>1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5" calcext:value-type="float">
            <text:p>1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5" calcext:value-type="float">
            <text:p>1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5" calcext:value-type="float">
            <text:p>1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5" calcext:value-type="float">
            <text:p>1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5" calcext:value-type="float">
            <text:p>11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6" calcext:value-type="float">
            <text:p>1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6" calcext:value-type="float">
            <text:p>1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6" calcext:value-type="float">
            <text:p>1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6" calcext:value-type="float">
            <text:p>1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6" calcext:value-type="float">
            <text:p>1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6" calcext:value-type="float">
            <text:p>1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7" calcext:value-type="float">
            <text:p>1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7" calcext:value-type="float">
            <text:p>1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7" calcext:value-type="float">
            <text:p>1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7" calcext:value-type="float">
            <text:p>1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7" calcext:value-type="float">
            <text:p>1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7" calcext:value-type="float">
            <text:p>11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8" calcext:value-type="float">
            <text:p>1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8" calcext:value-type="float">
            <text:p>1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8" calcext:value-type="float">
            <text:p>1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8" calcext:value-type="float">
            <text:p>1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8" calcext:value-type="float">
            <text:p>1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19" calcext:value-type="float">
            <text:p>1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19" calcext:value-type="float">
            <text:p>1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19" calcext:value-type="float">
            <text:p>1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19" calcext:value-type="float">
            <text:p>1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19" calcext:value-type="float">
            <text:p>1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19" calcext:value-type="float">
            <text:p>1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19" calcext:value-type="float">
            <text:p>11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0" calcext:value-type="float">
            <text:p>1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0" calcext:value-type="float">
            <text:p>1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0" calcext:value-type="float">
            <text:p>1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0" calcext:value-type="float">
            <text:p>1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0" calcext:value-type="float">
            <text:p>1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0" calcext:value-type="float">
            <text:p>1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1" calcext:value-type="float">
            <text:p>1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1" calcext:value-type="float">
            <text:p>1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1" calcext:value-type="float">
            <text:p>1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1" calcext:value-type="float">
            <text:p>1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1" calcext:value-type="float">
            <text:p>1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1" calcext:value-type="float">
            <text:p>1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2" calcext:value-type="float">
            <text:p>1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2" calcext:value-type="float">
            <text:p>1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2" calcext:value-type="float">
            <text:p>1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2" calcext:value-type="float">
            <text:p>1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2" calcext:value-type="float">
            <text:p>1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2" calcext:value-type="float">
            <text:p>1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3" calcext:value-type="float">
            <text:p>1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3" calcext:value-type="float">
            <text:p>1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3" calcext:value-type="float">
            <text:p>1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3" calcext:value-type="float">
            <text:p>1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3" calcext:value-type="float">
            <text:p>1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3" calcext:value-type="float">
            <text:p>1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4" calcext:value-type="float">
            <text:p>1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4" calcext:value-type="float">
            <text:p>1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4" calcext:value-type="float">
            <text:p>1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4" calcext:value-type="float">
            <text:p>1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4" calcext:value-type="float">
            <text:p>1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4" calcext:value-type="float">
            <text:p>1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4" calcext:value-type="float">
            <text:p>12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5" calcext:value-type="float">
            <text:p>1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5" calcext:value-type="float">
            <text:p>1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5" calcext:value-type="float">
            <text:p>1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5" calcext:value-type="float">
            <text:p>1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5" calcext:value-type="float">
            <text:p>1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5" calcext:value-type="float">
            <text:p>1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6" calcext:value-type="float">
            <text:p>1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6" calcext:value-type="float">
            <text:p>1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6" calcext:value-type="float">
            <text:p>1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6" calcext:value-type="float">
            <text:p>1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6" calcext:value-type="float">
            <text:p>1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6" calcext:value-type="float">
            <text:p>1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7" calcext:value-type="float">
            <text:p>1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7" calcext:value-type="float">
            <text:p>1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7" calcext:value-type="float">
            <text:p>1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7" calcext:value-type="float">
            <text:p>1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7" calcext:value-type="float">
            <text:p>1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7" calcext:value-type="float">
            <text:p>1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8" calcext:value-type="float">
            <text:p>1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8" calcext:value-type="float">
            <text:p>1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8" calcext:value-type="float">
            <text:p>1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8" calcext:value-type="float">
            <text:p>1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8" calcext:value-type="float">
            <text:p>1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8" calcext:value-type="float">
            <text:p>1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29" calcext:value-type="float">
            <text:p>1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29" calcext:value-type="float">
            <text:p>1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29" calcext:value-type="float">
            <text:p>1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29" calcext:value-type="float">
            <text:p>1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29" calcext:value-type="float">
            <text:p>1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0" calcext:value-type="float">
            <text:p>1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0" calcext:value-type="float">
            <text:p>1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0" calcext:value-type="float">
            <text:p>1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0" calcext:value-type="float">
            <text:p>1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0" calcext:value-type="float">
            <text:p>1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0" calcext:value-type="float">
            <text:p>1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1" calcext:value-type="float">
            <text:p>1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1" calcext:value-type="float">
            <text:p>1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1" calcext:value-type="float">
            <text:p>1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1" calcext:value-type="float">
            <text:p>1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1" calcext:value-type="float">
            <text:p>1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1" calcext:value-type="float">
            <text:p>1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2" calcext:value-type="float">
            <text:p>1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2" calcext:value-type="float">
            <text:p>1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2" calcext:value-type="float">
            <text:p>1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2" calcext:value-type="float">
            <text:p>1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2" calcext:value-type="float">
            <text:p>1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2" calcext:value-type="float">
            <text:p>1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2" calcext:value-type="float">
            <text:p>13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3" calcext:value-type="float">
            <text:p>1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3" calcext:value-type="float">
            <text:p>1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3" calcext:value-type="float">
            <text:p>1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3" calcext:value-type="float">
            <text:p>1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3" calcext:value-type="float">
            <text:p>1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3" calcext:value-type="float">
            <text:p>1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3" calcext:value-type="float">
            <text:p>13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4" calcext:value-type="float">
            <text:p>1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4" calcext:value-type="float">
            <text:p>1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4" calcext:value-type="float">
            <text:p>1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4" calcext:value-type="float">
            <text:p>1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4" calcext:value-type="float">
            <text:p>1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5" calcext:value-type="float">
            <text:p>1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5" calcext:value-type="float">
            <text:p>1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5" calcext:value-type="float">
            <text:p>1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5" calcext:value-type="float">
            <text:p>1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5" calcext:value-type="float">
            <text:p>1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5" calcext:value-type="float">
            <text:p>1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6" calcext:value-type="float">
            <text:p>1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6" calcext:value-type="float">
            <text:p>1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6" calcext:value-type="float">
            <text:p>1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6" calcext:value-type="float">
            <text:p>1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6" calcext:value-type="float">
            <text:p>1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6" calcext:value-type="float">
            <text:p>1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7" calcext:value-type="float">
            <text:p>1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7" calcext:value-type="float">
            <text:p>1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7" calcext:value-type="float">
            <text:p>1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7" calcext:value-type="float">
            <text:p>1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7" calcext:value-type="float">
            <text:p>1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7" calcext:value-type="float">
            <text:p>13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8" calcext:value-type="float">
            <text:p>1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8" calcext:value-type="float">
            <text:p>1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8" calcext:value-type="float">
            <text:p>1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8" calcext:value-type="float">
            <text:p>1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8" calcext:value-type="float">
            <text:p>1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8" calcext:value-type="float">
            <text:p>1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8" calcext:value-type="float">
            <text:p>13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39" calcext:value-type="float">
            <text:p>1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39" calcext:value-type="float">
            <text:p>1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39" calcext:value-type="float">
            <text:p>1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39" calcext:value-type="float">
            <text:p>1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39" calcext:value-type="float">
            <text:p>1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39" calcext:value-type="float">
            <text:p>1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39" calcext:value-type="float">
            <text:p>13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0" calcext:value-type="float">
            <text:p>1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0" calcext:value-type="float">
            <text:p>1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0" calcext:value-type="float">
            <text:p>1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0" calcext:value-type="float">
            <text:p>1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0" calcext:value-type="float">
            <text:p>1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0" calcext:value-type="float">
            <text:p>1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1" calcext:value-type="float">
            <text:p>1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1" calcext:value-type="float">
            <text:p>1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1" calcext:value-type="float">
            <text:p>1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1" calcext:value-type="float">
            <text:p>1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1" calcext:value-type="float">
            <text:p>1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1" calcext:value-type="float">
            <text:p>1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1" calcext:value-type="float">
            <text:p>14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2" calcext:value-type="float">
            <text:p>1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2" calcext:value-type="float">
            <text:p>1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2" calcext:value-type="float">
            <text:p>1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2" calcext:value-type="float">
            <text:p>1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2" calcext:value-type="float">
            <text:p>1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2" calcext:value-type="float">
            <text:p>1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2" calcext:value-type="float">
            <text:p>14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3" calcext:value-type="float">
            <text:p>1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3" calcext:value-type="float">
            <text:p>1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3" calcext:value-type="float">
            <text:p>1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3" calcext:value-type="float">
            <text:p>1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3" calcext:value-type="float">
            <text:p>1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3" calcext:value-type="float">
            <text:p>1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4" calcext:value-type="float">
            <text:p>1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4" calcext:value-type="float">
            <text:p>1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4" calcext:value-type="float">
            <text:p>1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4" calcext:value-type="float">
            <text:p>1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4" calcext:value-type="float">
            <text:p>1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5" calcext:value-type="float">
            <text:p>1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5" calcext:value-type="float">
            <text:p>1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5" calcext:value-type="float">
            <text:p>1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5" calcext:value-type="float">
            <text:p>1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5" calcext:value-type="float">
            <text:p>1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5" calcext:value-type="float">
            <text:p>1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6" calcext:value-type="float">
            <text:p>1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6" calcext:value-type="float">
            <text:p>1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6" calcext:value-type="float">
            <text:p>1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6" calcext:value-type="float">
            <text:p>1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6" calcext:value-type="float">
            <text:p>1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6" calcext:value-type="float">
            <text:p>1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7" calcext:value-type="float">
            <text:p>1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7" calcext:value-type="float">
            <text:p>1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7" calcext:value-type="float">
            <text:p>1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7" calcext:value-type="float">
            <text:p>1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7" calcext:value-type="float">
            <text:p>1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7" calcext:value-type="float">
            <text:p>1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7" calcext:value-type="float">
            <text:p>14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8" calcext:value-type="float">
            <text:p>1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8" calcext:value-type="float">
            <text:p>1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8" calcext:value-type="float">
            <text:p>1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8" calcext:value-type="float">
            <text:p>1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8" calcext:value-type="float">
            <text:p>1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8" calcext:value-type="float">
            <text:p>1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49" calcext:value-type="float">
            <text:p>1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49" calcext:value-type="float">
            <text:p>1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49" calcext:value-type="float">
            <text:p>1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49" calcext:value-type="float">
            <text:p>1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49" calcext:value-type="float">
            <text:p>1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49" calcext:value-type="float">
            <text:p>14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0" calcext:value-type="float">
            <text:p>1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0" calcext:value-type="float">
            <text:p>1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0" calcext:value-type="float">
            <text:p>1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0" calcext:value-type="float">
            <text:p>1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0" calcext:value-type="float">
            <text:p>1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1" calcext:value-type="float">
            <text:p>1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1" calcext:value-type="float">
            <text:p>1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1" calcext:value-type="float">
            <text:p>1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1" calcext:value-type="float">
            <text:p>1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1" calcext:value-type="float">
            <text:p>1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1" calcext:value-type="float">
            <text:p>1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1" calcext:value-type="float">
            <text:p>15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2" calcext:value-type="float">
            <text:p>1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2" calcext:value-type="float">
            <text:p>1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2" calcext:value-type="float">
            <text:p>1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2" calcext:value-type="float">
            <text:p>1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2" calcext:value-type="float">
            <text:p>1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2" calcext:value-type="float">
            <text:p>1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2" calcext:value-type="float">
            <text:p>15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3" calcext:value-type="float">
            <text:p>1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3" calcext:value-type="float">
            <text:p>1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3" calcext:value-type="float">
            <text:p>1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3" calcext:value-type="float">
            <text:p>1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3" calcext:value-type="float">
            <text:p>1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3" calcext:value-type="float">
            <text:p>1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4" calcext:value-type="float">
            <text:p>1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4" calcext:value-type="float">
            <text:p>1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4" calcext:value-type="float">
            <text:p>1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4" calcext:value-type="float">
            <text:p>1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4" calcext:value-type="float">
            <text:p>1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4" calcext:value-type="float">
            <text:p>1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4" calcext:value-type="float">
            <text:p>15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5" calcext:value-type="float">
            <text:p>1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5" calcext:value-type="float">
            <text:p>1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5" calcext:value-type="float">
            <text:p>1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5" calcext:value-type="float">
            <text:p>1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5" calcext:value-type="float">
            <text:p>1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5" calcext:value-type="float">
            <text:p>1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5" calcext:value-type="float">
            <text:p>15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6" calcext:value-type="float">
            <text:p>1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6" calcext:value-type="float">
            <text:p>1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6" calcext:value-type="float">
            <text:p>1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6" calcext:value-type="float">
            <text:p>1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6" calcext:value-type="float">
            <text:p>1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6" calcext:value-type="float">
            <text:p>1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6" calcext:value-type="float">
            <text:p>15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7" calcext:value-type="float">
            <text:p>1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7" calcext:value-type="float">
            <text:p>1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7" calcext:value-type="float">
            <text:p>1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7" calcext:value-type="float">
            <text:p>1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7" calcext:value-type="float">
            <text:p>1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7" calcext:value-type="float">
            <text:p>1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7" calcext:value-type="float">
            <text:p>15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8" calcext:value-type="float">
            <text:p>1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8" calcext:value-type="float">
            <text:p>1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8" calcext:value-type="float">
            <text:p>1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8" calcext:value-type="float">
            <text:p>1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8" calcext:value-type="float">
            <text:p>1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8" calcext:value-type="float">
            <text:p>1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8" calcext:value-type="float">
            <text:p>15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59" calcext:value-type="float">
            <text:p>1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59" calcext:value-type="float">
            <text:p>1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59" calcext:value-type="float">
            <text:p>1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59" calcext:value-type="float">
            <text:p>1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59" calcext:value-type="float">
            <text:p>1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59" calcext:value-type="float">
            <text:p>1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0" calcext:value-type="float">
            <text:p>1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0" calcext:value-type="float">
            <text:p>1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0" calcext:value-type="float">
            <text:p>1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0" calcext:value-type="float">
            <text:p>1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0" calcext:value-type="float">
            <text:p>1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0" calcext:value-type="float">
            <text:p>1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1" calcext:value-type="float">
            <text:p>1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1" calcext:value-type="float">
            <text:p>1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1" calcext:value-type="float">
            <text:p>1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1" calcext:value-type="float">
            <text:p>1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1" calcext:value-type="float">
            <text:p>1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1" calcext:value-type="float">
            <text:p>1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2" calcext:value-type="float">
            <text:p>1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2" calcext:value-type="float">
            <text:p>1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2" calcext:value-type="float">
            <text:p>1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2" calcext:value-type="float">
            <text:p>1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2" calcext:value-type="float">
            <text:p>1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2" calcext:value-type="float">
            <text:p>1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2" calcext:value-type="float">
            <text:p>16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3" calcext:value-type="float">
            <text:p>1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3" calcext:value-type="float">
            <text:p>1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3" calcext:value-type="float">
            <text:p>1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3" calcext:value-type="float">
            <text:p>1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3" calcext:value-type="float">
            <text:p>1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3" calcext:value-type="float">
            <text:p>1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3" calcext:value-type="float">
            <text:p>16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4" calcext:value-type="float">
            <text:p>1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4" calcext:value-type="float">
            <text:p>1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4" calcext:value-type="float">
            <text:p>1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4" calcext:value-type="float">
            <text:p>1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4" calcext:value-type="float">
            <text:p>1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5" calcext:value-type="float">
            <text:p>1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5" calcext:value-type="float">
            <text:p>1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5" calcext:value-type="float">
            <text:p>1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5" calcext:value-type="float">
            <text:p>1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5" calcext:value-type="float">
            <text:p>1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5" calcext:value-type="float">
            <text:p>16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6" calcext:value-type="float">
            <text:p>1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6" calcext:value-type="float">
            <text:p>1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6" calcext:value-type="float">
            <text:p>1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6" calcext:value-type="float">
            <text:p>1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6" calcext:value-type="float">
            <text:p>1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6" calcext:value-type="float">
            <text:p>1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6" calcext:value-type="float">
            <text:p>16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7" calcext:value-type="float">
            <text:p>1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7" calcext:value-type="float">
            <text:p>1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7" calcext:value-type="float">
            <text:p>1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7" calcext:value-type="float">
            <text:p>1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7" calcext:value-type="float">
            <text:p>1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7" calcext:value-type="float">
            <text:p>16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8" calcext:value-type="float">
            <text:p>1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8" calcext:value-type="float">
            <text:p>1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8" calcext:value-type="float">
            <text:p>1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8" calcext:value-type="float">
            <text:p>1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8" calcext:value-type="float">
            <text:p>1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8" calcext:value-type="float">
            <text:p>1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69" calcext:value-type="float">
            <text:p>1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69" calcext:value-type="float">
            <text:p>1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69" calcext:value-type="float">
            <text:p>1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69" calcext:value-type="float">
            <text:p>1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69" calcext:value-type="float">
            <text:p>1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0" calcext:value-type="float">
            <text:p>1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0" calcext:value-type="float">
            <text:p>1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0" calcext:value-type="float">
            <text:p>1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0" calcext:value-type="float">
            <text:p>1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0" calcext:value-type="float">
            <text:p>1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0" calcext:value-type="float">
            <text:p>1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1" calcext:value-type="float">
            <text:p>1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1" calcext:value-type="float">
            <text:p>1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1" calcext:value-type="float">
            <text:p>1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1" calcext:value-type="float">
            <text:p>1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1" calcext:value-type="float">
            <text:p>1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1" calcext:value-type="float">
            <text:p>17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2" calcext:value-type="float">
            <text:p>1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2" calcext:value-type="float">
            <text:p>1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2" calcext:value-type="float">
            <text:p>1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2" calcext:value-type="float">
            <text:p>1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2" calcext:value-type="float">
            <text:p>1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2" calcext:value-type="float">
            <text:p>1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3" calcext:value-type="float">
            <text:p>1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3" calcext:value-type="float">
            <text:p>1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3" calcext:value-type="float">
            <text:p>1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3" calcext:value-type="float">
            <text:p>1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3" calcext:value-type="float">
            <text:p>1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3" calcext:value-type="float">
            <text:p>1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3" calcext:value-type="float">
            <text:p>17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4" calcext:value-type="float">
            <text:p>1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4" calcext:value-type="float">
            <text:p>1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4" calcext:value-type="float">
            <text:p>1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4" calcext:value-type="float">
            <text:p>1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4" calcext:value-type="float">
            <text:p>1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4" calcext:value-type="float">
            <text:p>1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5" calcext:value-type="float">
            <text:p>1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5" calcext:value-type="float">
            <text:p>1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5" calcext:value-type="float">
            <text:p>1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5" calcext:value-type="float">
            <text:p>1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5" calcext:value-type="float">
            <text:p>1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5" calcext:value-type="float">
            <text:p>1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6" calcext:value-type="float">
            <text:p>1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6" calcext:value-type="float">
            <text:p>1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6" calcext:value-type="float">
            <text:p>1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6" calcext:value-type="float">
            <text:p>1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6" calcext:value-type="float">
            <text:p>1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7" calcext:value-type="float">
            <text:p>1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7" calcext:value-type="float">
            <text:p>1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7" calcext:value-type="float">
            <text:p>1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7" calcext:value-type="float">
            <text:p>1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7" calcext:value-type="float">
            <text:p>1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7" calcext:value-type="float">
            <text:p>1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7" calcext:value-type="float">
            <text:p>17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8" calcext:value-type="float">
            <text:p>1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8" calcext:value-type="float">
            <text:p>1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8" calcext:value-type="float">
            <text:p>1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8" calcext:value-type="float">
            <text:p>1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8" calcext:value-type="float">
            <text:p>1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8" calcext:value-type="float">
            <text:p>17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79" calcext:value-type="float">
            <text:p>1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79" calcext:value-type="float">
            <text:p>1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79" calcext:value-type="float">
            <text:p>1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79" calcext:value-type="float">
            <text:p>1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79" calcext:value-type="float">
            <text:p>1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0" calcext:value-type="float">
            <text:p>1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0" calcext:value-type="float">
            <text:p>1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0" calcext:value-type="float">
            <text:p>1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0" calcext:value-type="float">
            <text:p>1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0" calcext:value-type="float">
            <text:p>1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1" calcext:value-type="float">
            <text:p>1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1" calcext:value-type="float">
            <text:p>1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1" calcext:value-type="float">
            <text:p>1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1" calcext:value-type="float">
            <text:p>1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1" calcext:value-type="float">
            <text:p>1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1" calcext:value-type="float">
            <text:p>1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1" calcext:value-type="float">
            <text:p>18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2" calcext:value-type="float">
            <text:p>1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2" calcext:value-type="float">
            <text:p>1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2" calcext:value-type="float">
            <text:p>1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2" calcext:value-type="float">
            <text:p>1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2" calcext:value-type="float">
            <text:p>1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3" calcext:value-type="float">
            <text:p>1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3" calcext:value-type="float">
            <text:p>1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3" calcext:value-type="float">
            <text:p>1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3" calcext:value-type="float">
            <text:p>1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3" calcext:value-type="float">
            <text:p>1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3" calcext:value-type="float">
            <text:p>18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4" calcext:value-type="float">
            <text:p>1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4" calcext:value-type="float">
            <text:p>1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4" calcext:value-type="float">
            <text:p>1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4" calcext:value-type="float">
            <text:p>1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4" calcext:value-type="float">
            <text:p>1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4" calcext:value-type="float">
            <text:p>1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4" calcext:value-type="float">
            <text:p>18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5" calcext:value-type="float">
            <text:p>1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5" calcext:value-type="float">
            <text:p>1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5" calcext:value-type="float">
            <text:p>1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5" calcext:value-type="float">
            <text:p>1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5" calcext:value-type="float">
            <text:p>1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5" calcext:value-type="float">
            <text:p>1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6" calcext:value-type="float">
            <text:p>1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6" calcext:value-type="float">
            <text:p>1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6" calcext:value-type="float">
            <text:p>1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6" calcext:value-type="float">
            <text:p>1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6" calcext:value-type="float">
            <text:p>1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6" calcext:value-type="float">
            <text:p>1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6" calcext:value-type="float">
            <text:p>18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7" calcext:value-type="float">
            <text:p>1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7" calcext:value-type="float">
            <text:p>1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7" calcext:value-type="float">
            <text:p>1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7" calcext:value-type="float">
            <text:p>1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7" calcext:value-type="float">
            <text:p>1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7" calcext:value-type="float">
            <text:p>1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8" calcext:value-type="float">
            <text:p>1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8" calcext:value-type="float">
            <text:p>1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8" calcext:value-type="float">
            <text:p>1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8" calcext:value-type="float">
            <text:p>1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8" calcext:value-type="float">
            <text:p>1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8" calcext:value-type="float">
            <text:p>1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89" calcext:value-type="float">
            <text:p>1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89" calcext:value-type="float">
            <text:p>1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89" calcext:value-type="float">
            <text:p>1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89" calcext:value-type="float">
            <text:p>1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89" calcext:value-type="float">
            <text:p>1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89" calcext:value-type="float">
            <text:p>1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0" calcext:value-type="float">
            <text:p>1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0" calcext:value-type="float">
            <text:p>1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0" calcext:value-type="float">
            <text:p>1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0" calcext:value-type="float">
            <text:p>1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0" calcext:value-type="float">
            <text:p>1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0" calcext:value-type="float">
            <text:p>1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1" calcext:value-type="float">
            <text:p>1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1" calcext:value-type="float">
            <text:p>1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1" calcext:value-type="float">
            <text:p>1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1" calcext:value-type="float">
            <text:p>1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1" calcext:value-type="float">
            <text:p>1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1" calcext:value-type="float">
            <text:p>1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1" calcext:value-type="float">
            <text:p>19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2" calcext:value-type="float">
            <text:p>1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2" calcext:value-type="float">
            <text:p>1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2" calcext:value-type="float">
            <text:p>1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2" calcext:value-type="float">
            <text:p>1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2" calcext:value-type="float">
            <text:p>1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2" calcext:value-type="float">
            <text:p>19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3" calcext:value-type="float">
            <text:p>1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3" calcext:value-type="float">
            <text:p>1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3" calcext:value-type="float">
            <text:p>1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3" calcext:value-type="float">
            <text:p>1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3" calcext:value-type="float">
            <text:p>1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4" calcext:value-type="float">
            <text:p>1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4" calcext:value-type="float">
            <text:p>1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4" calcext:value-type="float">
            <text:p>1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4" calcext:value-type="float">
            <text:p>1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4" calcext:value-type="float">
            <text:p>1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4" calcext:value-type="float">
            <text:p>1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5" calcext:value-type="float">
            <text:p>1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5" calcext:value-type="float">
            <text:p>1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5" calcext:value-type="float">
            <text:p>1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5" calcext:value-type="float">
            <text:p>1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5" calcext:value-type="float">
            <text:p>1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5" calcext:value-type="float">
            <text:p>1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6" calcext:value-type="float">
            <text:p>1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6" calcext:value-type="float">
            <text:p>1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6" calcext:value-type="float">
            <text:p>1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6" calcext:value-type="float">
            <text:p>1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6" calcext:value-type="float">
            <text:p>1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6" calcext:value-type="float">
            <text:p>1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7" calcext:value-type="float">
            <text:p>1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7" calcext:value-type="float">
            <text:p>1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7" calcext:value-type="float">
            <text:p>1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7" calcext:value-type="float">
            <text:p>1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7" calcext:value-type="float">
            <text:p>1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7" calcext:value-type="float">
            <text:p>1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7" calcext:value-type="float">
            <text:p>19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8" calcext:value-type="float">
            <text:p>1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8" calcext:value-type="float">
            <text:p>1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8" calcext:value-type="float">
            <text:p>1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8" calcext:value-type="float">
            <text:p>1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8" calcext:value-type="float">
            <text:p>1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8" calcext:value-type="float">
            <text:p>1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8" calcext:value-type="float">
            <text:p>19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199" calcext:value-type="float">
            <text:p>1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199" calcext:value-type="float">
            <text:p>1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199" calcext:value-type="float">
            <text:p>1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199" calcext:value-type="float">
            <text:p>1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199" calcext:value-type="float">
            <text:p>1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199" calcext:value-type="float">
            <text:p>1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0" calcext:value-type="float">
            <text:p>2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0" calcext:value-type="float">
            <text:p>2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0" calcext:value-type="float">
            <text:p>2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0" calcext:value-type="float">
            <text:p>2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0" calcext:value-type="float">
            <text:p>2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1" calcext:value-type="float">
            <text:p>2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1" calcext:value-type="float">
            <text:p>2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1" calcext:value-type="float">
            <text:p>2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1" calcext:value-type="float">
            <text:p>2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1" calcext:value-type="float">
            <text:p>2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1" calcext:value-type="float">
            <text:p>2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1" calcext:value-type="float">
            <text:p>20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2" calcext:value-type="float">
            <text:p>2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2" calcext:value-type="float">
            <text:p>2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2" calcext:value-type="float">
            <text:p>2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2" calcext:value-type="float">
            <text:p>2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2" calcext:value-type="float">
            <text:p>2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2" calcext:value-type="float">
            <text:p>2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2" calcext:value-type="float">
            <text:p>20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3" calcext:value-type="float">
            <text:p>2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3" calcext:value-type="float">
            <text:p>2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3" calcext:value-type="float">
            <text:p>2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3" calcext:value-type="float">
            <text:p>2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3" calcext:value-type="float">
            <text:p>2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3" calcext:value-type="float">
            <text:p>2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4" calcext:value-type="float">
            <text:p>2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4" calcext:value-type="float">
            <text:p>2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4" calcext:value-type="float">
            <text:p>2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4" calcext:value-type="float">
            <text:p>2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4" calcext:value-type="float">
            <text:p>2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4" calcext:value-type="float">
            <text:p>2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5" calcext:value-type="float">
            <text:p>2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5" calcext:value-type="float">
            <text:p>2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5" calcext:value-type="float">
            <text:p>2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5" calcext:value-type="float">
            <text:p>2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5" calcext:value-type="float">
            <text:p>2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5" calcext:value-type="float">
            <text:p>2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6" calcext:value-type="float">
            <text:p>2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6" calcext:value-type="float">
            <text:p>2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6" calcext:value-type="float">
            <text:p>2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6" calcext:value-type="float">
            <text:p>2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6" calcext:value-type="float">
            <text:p>2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6" calcext:value-type="float">
            <text:p>2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7" calcext:value-type="float">
            <text:p>2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7" calcext:value-type="float">
            <text:p>2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7" calcext:value-type="float">
            <text:p>2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7" calcext:value-type="float">
            <text:p>2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7" calcext:value-type="float">
            <text:p>2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7" calcext:value-type="float">
            <text:p>2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7" calcext:value-type="float">
            <text:p>20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8" calcext:value-type="float">
            <text:p>2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8" calcext:value-type="float">
            <text:p>2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8" calcext:value-type="float">
            <text:p>2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8" calcext:value-type="float">
            <text:p>2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8" calcext:value-type="float">
            <text:p>2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8" calcext:value-type="float">
            <text:p>2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09" calcext:value-type="float">
            <text:p>2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09" calcext:value-type="float">
            <text:p>2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09" calcext:value-type="float">
            <text:p>2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09" calcext:value-type="float">
            <text:p>2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09" calcext:value-type="float">
            <text:p>2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09" calcext:value-type="float">
            <text:p>2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0" calcext:value-type="float">
            <text:p>2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0" calcext:value-type="float">
            <text:p>2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0" calcext:value-type="float">
            <text:p>2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0" calcext:value-type="float">
            <text:p>2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0" calcext:value-type="float">
            <text:p>2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1" calcext:value-type="float">
            <text:p>2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1" calcext:value-type="float">
            <text:p>2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1" calcext:value-type="float">
            <text:p>2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1" calcext:value-type="float">
            <text:p>2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1" calcext:value-type="float">
            <text:p>2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1" calcext:value-type="float">
            <text:p>2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2" calcext:value-type="float">
            <text:p>2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2" calcext:value-type="float">
            <text:p>2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2" calcext:value-type="float">
            <text:p>2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2" calcext:value-type="float">
            <text:p>2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2" calcext:value-type="float">
            <text:p>2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2" calcext:value-type="float">
            <text:p>2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3" calcext:value-type="float">
            <text:p>2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3" calcext:value-type="float">
            <text:p>2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3" calcext:value-type="float">
            <text:p>2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3" calcext:value-type="float">
            <text:p>2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3" calcext:value-type="float">
            <text:p>2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3" calcext:value-type="float">
            <text:p>2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4" calcext:value-type="float">
            <text:p>2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4" calcext:value-type="float">
            <text:p>2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4" calcext:value-type="float">
            <text:p>2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4" calcext:value-type="float">
            <text:p>2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4" calcext:value-type="float">
            <text:p>2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4" calcext:value-type="float">
            <text:p>2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5" calcext:value-type="float">
            <text:p>2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5" calcext:value-type="float">
            <text:p>2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5" calcext:value-type="float">
            <text:p>2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5" calcext:value-type="float">
            <text:p>2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5" calcext:value-type="float">
            <text:p>2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5" calcext:value-type="float">
            <text:p>2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6" calcext:value-type="float">
            <text:p>2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6" calcext:value-type="float">
            <text:p>2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6" calcext:value-type="float">
            <text:p>2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6" calcext:value-type="float">
            <text:p>2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6" calcext:value-type="float">
            <text:p>2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6" calcext:value-type="float">
            <text:p>2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7" calcext:value-type="float">
            <text:p>2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7" calcext:value-type="float">
            <text:p>2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7" calcext:value-type="float">
            <text:p>2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7" calcext:value-type="float">
            <text:p>2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7" calcext:value-type="float">
            <text:p>2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7" calcext:value-type="float">
            <text:p>2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8" calcext:value-type="float">
            <text:p>2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8" calcext:value-type="float">
            <text:p>2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8" calcext:value-type="float">
            <text:p>2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8" calcext:value-type="float">
            <text:p>2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8" calcext:value-type="float">
            <text:p>2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19" calcext:value-type="float">
            <text:p>2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19" calcext:value-type="float">
            <text:p>2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19" calcext:value-type="float">
            <text:p>2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19" calcext:value-type="float">
            <text:p>2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19" calcext:value-type="float">
            <text:p>2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19" calcext:value-type="float">
            <text:p>2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0" calcext:value-type="float">
            <text:p>2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0" calcext:value-type="float">
            <text:p>2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0" calcext:value-type="float">
            <text:p>2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0" calcext:value-type="float">
            <text:p>2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0" calcext:value-type="float">
            <text:p>2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0" calcext:value-type="float">
            <text:p>2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1" calcext:value-type="float">
            <text:p>2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1" calcext:value-type="float">
            <text:p>2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1" calcext:value-type="float">
            <text:p>2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1" calcext:value-type="float">
            <text:p>2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1" calcext:value-type="float">
            <text:p>2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1" calcext:value-type="float">
            <text:p>2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2" calcext:value-type="float">
            <text:p>2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2" calcext:value-type="float">
            <text:p>2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2" calcext:value-type="float">
            <text:p>2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2" calcext:value-type="float">
            <text:p>2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2" calcext:value-type="float">
            <text:p>2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2" calcext:value-type="float">
            <text:p>2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3" calcext:value-type="float">
            <text:p>2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3" calcext:value-type="float">
            <text:p>2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3" calcext:value-type="float">
            <text:p>2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3" calcext:value-type="float">
            <text:p>2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3" calcext:value-type="float">
            <text:p>2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3" calcext:value-type="float">
            <text:p>2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4" calcext:value-type="float">
            <text:p>2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4" calcext:value-type="float">
            <text:p>2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4" calcext:value-type="float">
            <text:p>2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4" calcext:value-type="float">
            <text:p>2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4" calcext:value-type="float">
            <text:p>2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4" calcext:value-type="float">
            <text:p>2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5" calcext:value-type="float">
            <text:p>2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5" calcext:value-type="float">
            <text:p>2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5" calcext:value-type="float">
            <text:p>2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5" calcext:value-type="float">
            <text:p>2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5" calcext:value-type="float">
            <text:p>2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6" calcext:value-type="float">
            <text:p>2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6" calcext:value-type="float">
            <text:p>2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6" calcext:value-type="float">
            <text:p>2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6" calcext:value-type="float">
            <text:p>2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6" calcext:value-type="float">
            <text:p>2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6" calcext:value-type="float">
            <text:p>2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7" calcext:value-type="float">
            <text:p>2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7" calcext:value-type="float">
            <text:p>2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7" calcext:value-type="float">
            <text:p>2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7" calcext:value-type="float">
            <text:p>2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7" calcext:value-type="float">
            <text:p>2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7" calcext:value-type="float">
            <text:p>2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8" calcext:value-type="float">
            <text:p>2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8" calcext:value-type="float">
            <text:p>2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8" calcext:value-type="float">
            <text:p>2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8" calcext:value-type="float">
            <text:p>2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8" calcext:value-type="float">
            <text:p>2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8" calcext:value-type="float">
            <text:p>2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8" calcext:value-type="float">
            <text:p>22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29" calcext:value-type="float">
            <text:p>2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29" calcext:value-type="float">
            <text:p>2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29" calcext:value-type="float">
            <text:p>2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29" calcext:value-type="float">
            <text:p>2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29" calcext:value-type="float">
            <text:p>2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29" calcext:value-type="float">
            <text:p>2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0" calcext:value-type="float">
            <text:p>2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0" calcext:value-type="float">
            <text:p>2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0" calcext:value-type="float">
            <text:p>2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0" calcext:value-type="float">
            <text:p>2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0" calcext:value-type="float">
            <text:p>2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0" calcext:value-type="float">
            <text:p>2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1" calcext:value-type="float">
            <text:p>2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1" calcext:value-type="float">
            <text:p>2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1" calcext:value-type="float">
            <text:p>2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1" calcext:value-type="float">
            <text:p>2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1" calcext:value-type="float">
            <text:p>2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1" calcext:value-type="float">
            <text:p>2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2" calcext:value-type="float">
            <text:p>2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2" calcext:value-type="float">
            <text:p>2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2" calcext:value-type="float">
            <text:p>2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2" calcext:value-type="float">
            <text:p>2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2" calcext:value-type="float">
            <text:p>2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3" calcext:value-type="float">
            <text:p>2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3" calcext:value-type="float">
            <text:p>2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3" calcext:value-type="float">
            <text:p>2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3" calcext:value-type="float">
            <text:p>2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3" calcext:value-type="float">
            <text:p>2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3" calcext:value-type="float">
            <text:p>23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4" calcext:value-type="float">
            <text:p>2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4" calcext:value-type="float">
            <text:p>2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4" calcext:value-type="float">
            <text:p>2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4" calcext:value-type="float">
            <text:p>2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4" calcext:value-type="float">
            <text:p>2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5" calcext:value-type="float">
            <text:p>2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5" calcext:value-type="float">
            <text:p>2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5" calcext:value-type="float">
            <text:p>2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5" calcext:value-type="float">
            <text:p>2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5" calcext:value-type="float">
            <text:p>2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5" calcext:value-type="float">
            <text:p>2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6" calcext:value-type="float">
            <text:p>2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6" calcext:value-type="float">
            <text:p>2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6" calcext:value-type="float">
            <text:p>2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6" calcext:value-type="float">
            <text:p>2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6" calcext:value-type="float">
            <text:p>2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6" calcext:value-type="float">
            <text:p>2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7" calcext:value-type="float">
            <text:p>2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7" calcext:value-type="float">
            <text:p>2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7" calcext:value-type="float">
            <text:p>2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7" calcext:value-type="float">
            <text:p>2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7" calcext:value-type="float">
            <text:p>2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7" calcext:value-type="float">
            <text:p>2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8" calcext:value-type="float">
            <text:p>2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8" calcext:value-type="float">
            <text:p>2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8" calcext:value-type="float">
            <text:p>2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8" calcext:value-type="float">
            <text:p>2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8" calcext:value-type="float">
            <text:p>2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39" calcext:value-type="float">
            <text:p>2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39" calcext:value-type="float">
            <text:p>2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39" calcext:value-type="float">
            <text:p>2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39" calcext:value-type="float">
            <text:p>2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39" calcext:value-type="float">
            <text:p>2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39" calcext:value-type="float">
            <text:p>2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0" calcext:value-type="float">
            <text:p>2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0" calcext:value-type="float">
            <text:p>2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0" calcext:value-type="float">
            <text:p>2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0" calcext:value-type="float">
            <text:p>2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0" calcext:value-type="float">
            <text:p>2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1" calcext:value-type="float">
            <text:p>2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1" calcext:value-type="float">
            <text:p>2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1" calcext:value-type="float">
            <text:p>2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1" calcext:value-type="float">
            <text:p>2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1" calcext:value-type="float">
            <text:p>2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2" calcext:value-type="float">
            <text:p>2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2" calcext:value-type="float">
            <text:p>2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2" calcext:value-type="float">
            <text:p>2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2" calcext:value-type="float">
            <text:p>2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2" calcext:value-type="float">
            <text:p>2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2" calcext:value-type="float">
            <text:p>24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3" calcext:value-type="float">
            <text:p>2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3" calcext:value-type="float">
            <text:p>2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3" calcext:value-type="float">
            <text:p>2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3" calcext:value-type="float">
            <text:p>2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3" calcext:value-type="float">
            <text:p>2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3" calcext:value-type="float">
            <text:p>2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4" calcext:value-type="float">
            <text:p>2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4" calcext:value-type="float">
            <text:p>2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4" calcext:value-type="float">
            <text:p>2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4" calcext:value-type="float">
            <text:p>2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4" calcext:value-type="float">
            <text:p>2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5" calcext:value-type="float">
            <text:p>2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5" calcext:value-type="float">
            <text:p>2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5" calcext:value-type="float">
            <text:p>2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5" calcext:value-type="float">
            <text:p>2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5" calcext:value-type="float">
            <text:p>2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5" calcext:value-type="float">
            <text:p>2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6" calcext:value-type="float">
            <text:p>2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6" calcext:value-type="float">
            <text:p>2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6" calcext:value-type="float">
            <text:p>2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6" calcext:value-type="float">
            <text:p>2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6" calcext:value-type="float">
            <text:p>2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6" calcext:value-type="float">
            <text:p>2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7" calcext:value-type="float">
            <text:p>2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7" calcext:value-type="float">
            <text:p>2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7" calcext:value-type="float">
            <text:p>2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7" calcext:value-type="float">
            <text:p>2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7" calcext:value-type="float">
            <text:p>2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7" calcext:value-type="float">
            <text:p>2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8" calcext:value-type="float">
            <text:p>2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8" calcext:value-type="float">
            <text:p>2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8" calcext:value-type="float">
            <text:p>2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8" calcext:value-type="float">
            <text:p>2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8" calcext:value-type="float">
            <text:p>2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8" calcext:value-type="float">
            <text:p>2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49" calcext:value-type="float">
            <text:p>2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49" calcext:value-type="float">
            <text:p>2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49" calcext:value-type="float">
            <text:p>2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49" calcext:value-type="float">
            <text:p>2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49" calcext:value-type="float">
            <text:p>2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49" calcext:value-type="float">
            <text:p>2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0" calcext:value-type="float">
            <text:p>2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0" calcext:value-type="float">
            <text:p>2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0" calcext:value-type="float">
            <text:p>2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0" calcext:value-type="float">
            <text:p>2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0" calcext:value-type="float">
            <text:p>2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1" calcext:value-type="float">
            <text:p>2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1" calcext:value-type="float">
            <text:p>2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1" calcext:value-type="float">
            <text:p>2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1" calcext:value-type="float">
            <text:p>2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1" calcext:value-type="float">
            <text:p>2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1" calcext:value-type="float">
            <text:p>2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2" calcext:value-type="float">
            <text:p>2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2" calcext:value-type="float">
            <text:p>2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2" calcext:value-type="float">
            <text:p>2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2" calcext:value-type="float">
            <text:p>2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2" calcext:value-type="float">
            <text:p>2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2" calcext:value-type="float">
            <text:p>2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3" calcext:value-type="float">
            <text:p>2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3" calcext:value-type="float">
            <text:p>2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3" calcext:value-type="float">
            <text:p>2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3" calcext:value-type="float">
            <text:p>2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3" calcext:value-type="float">
            <text:p>2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3" calcext:value-type="float">
            <text:p>2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4" calcext:value-type="float">
            <text:p>2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4" calcext:value-type="float">
            <text:p>2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4" calcext:value-type="float">
            <text:p>2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4" calcext:value-type="float">
            <text:p>2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4" calcext:value-type="float">
            <text:p>2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4" calcext:value-type="float">
            <text:p>2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5" calcext:value-type="float">
            <text:p>2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5" calcext:value-type="float">
            <text:p>2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5" calcext:value-type="float">
            <text:p>2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5" calcext:value-type="float">
            <text:p>2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6" calcext:value-type="float">
            <text:p>2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6" calcext:value-type="float">
            <text:p>2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6" calcext:value-type="float">
            <text:p>2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6" calcext:value-type="float">
            <text:p>2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6" calcext:value-type="float">
            <text:p>2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7" calcext:value-type="float">
            <text:p>2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7" calcext:value-type="float">
            <text:p>2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7" calcext:value-type="float">
            <text:p>2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7" calcext:value-type="float">
            <text:p>2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7" calcext:value-type="float">
            <text:p>2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7" calcext:value-type="float">
            <text:p>2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8" calcext:value-type="float">
            <text:p>2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8" calcext:value-type="float">
            <text:p>2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8" calcext:value-type="float">
            <text:p>2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8" calcext:value-type="float">
            <text:p>2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8" calcext:value-type="float">
            <text:p>2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8" calcext:value-type="float">
            <text:p>2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59" calcext:value-type="float">
            <text:p>2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59" calcext:value-type="float">
            <text:p>2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59" calcext:value-type="float">
            <text:p>2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59" calcext:value-type="float">
            <text:p>2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59" calcext:value-type="float">
            <text:p>2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59" calcext:value-type="float">
            <text:p>2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0" calcext:value-type="float">
            <text:p>2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0" calcext:value-type="float">
            <text:p>2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0" calcext:value-type="float">
            <text:p>2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0" calcext:value-type="float">
            <text:p>2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0" calcext:value-type="float">
            <text:p>2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0" calcext:value-type="float">
            <text:p>2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1" calcext:value-type="float">
            <text:p>2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1" calcext:value-type="float">
            <text:p>2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1" calcext:value-type="float">
            <text:p>2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1" calcext:value-type="float">
            <text:p>2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1" calcext:value-type="float">
            <text:p>2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1" calcext:value-type="float">
            <text:p>2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1" calcext:value-type="float">
            <text:p>26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2" calcext:value-type="float">
            <text:p>2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2" calcext:value-type="float">
            <text:p>2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2" calcext:value-type="float">
            <text:p>2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2" calcext:value-type="float">
            <text:p>2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2" calcext:value-type="float">
            <text:p>2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2" calcext:value-type="float">
            <text:p>2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3" calcext:value-type="float">
            <text:p>2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3" calcext:value-type="float">
            <text:p>2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3" calcext:value-type="float">
            <text:p>2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3" calcext:value-type="float">
            <text:p>2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3" calcext:value-type="float">
            <text:p>2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3" calcext:value-type="float">
            <text:p>2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4" calcext:value-type="float">
            <text:p>2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4" calcext:value-type="float">
            <text:p>2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4" calcext:value-type="float">
            <text:p>2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4" calcext:value-type="float">
            <text:p>2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4" calcext:value-type="float">
            <text:p>2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4" calcext:value-type="float">
            <text:p>2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5" calcext:value-type="float">
            <text:p>2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5" calcext:value-type="float">
            <text:p>2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5" calcext:value-type="float">
            <text:p>2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5" calcext:value-type="float">
            <text:p>2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5" calcext:value-type="float">
            <text:p>2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5" calcext:value-type="float">
            <text:p>2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6" calcext:value-type="float">
            <text:p>2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6" calcext:value-type="float">
            <text:p>2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6" calcext:value-type="float">
            <text:p>2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6" calcext:value-type="float">
            <text:p>2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6" calcext:value-type="float">
            <text:p>2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6" calcext:value-type="float">
            <text:p>2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7" calcext:value-type="float">
            <text:p>2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7" calcext:value-type="float">
            <text:p>2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7" calcext:value-type="float">
            <text:p>2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7" calcext:value-type="float">
            <text:p>2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7" calcext:value-type="float">
            <text:p>2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7" calcext:value-type="float">
            <text:p>2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8" calcext:value-type="float">
            <text:p>2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8" calcext:value-type="float">
            <text:p>2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8" calcext:value-type="float">
            <text:p>2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8" calcext:value-type="float">
            <text:p>2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8" calcext:value-type="float">
            <text:p>2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8" calcext:value-type="float">
            <text:p>2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8" calcext:value-type="float">
            <text:p>26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69" calcext:value-type="float">
            <text:p>2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69" calcext:value-type="float">
            <text:p>2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69" calcext:value-type="float">
            <text:p>2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69" calcext:value-type="float">
            <text:p>2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69" calcext:value-type="float">
            <text:p>2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69" calcext:value-type="float">
            <text:p>2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0" calcext:value-type="float">
            <text:p>2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0" calcext:value-type="float">
            <text:p>2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0" calcext:value-type="float">
            <text:p>2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0" calcext:value-type="float">
            <text:p>2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0" calcext:value-type="float">
            <text:p>2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0" calcext:value-type="float">
            <text:p>2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1" calcext:value-type="float">
            <text:p>2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1" calcext:value-type="float">
            <text:p>2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1" calcext:value-type="float">
            <text:p>2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1" calcext:value-type="float">
            <text:p>2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1" calcext:value-type="float">
            <text:p>2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1" calcext:value-type="float">
            <text:p>2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2" calcext:value-type="float">
            <text:p>2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2" calcext:value-type="float">
            <text:p>2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2" calcext:value-type="float">
            <text:p>2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2" calcext:value-type="float">
            <text:p>2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2" calcext:value-type="float">
            <text:p>2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2" calcext:value-type="float">
            <text:p>2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3" calcext:value-type="float">
            <text:p>2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3" calcext:value-type="float">
            <text:p>2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3" calcext:value-type="float">
            <text:p>2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3" calcext:value-type="float">
            <text:p>2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3" calcext:value-type="float">
            <text:p>2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3" calcext:value-type="float">
            <text:p>2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4" calcext:value-type="float">
            <text:p>2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4" calcext:value-type="float">
            <text:p>2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4" calcext:value-type="float">
            <text:p>2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4" calcext:value-type="float">
            <text:p>2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4" calcext:value-type="float">
            <text:p>2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4" calcext:value-type="float">
            <text:p>2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5" calcext:value-type="float">
            <text:p>2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5" calcext:value-type="float">
            <text:p>2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5" calcext:value-type="float">
            <text:p>2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5" calcext:value-type="float">
            <text:p>2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5" calcext:value-type="float">
            <text:p>2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5" calcext:value-type="float">
            <text:p>27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6" calcext:value-type="float">
            <text:p>2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6" calcext:value-type="float">
            <text:p>2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6" calcext:value-type="float">
            <text:p>2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6" calcext:value-type="float">
            <text:p>2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6" calcext:value-type="float">
            <text:p>2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6" calcext:value-type="float">
            <text:p>2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7" calcext:value-type="float">
            <text:p>2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7" calcext:value-type="float">
            <text:p>2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7" calcext:value-type="float">
            <text:p>2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7" calcext:value-type="float">
            <text:p>2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7" calcext:value-type="float">
            <text:p>2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8" calcext:value-type="float">
            <text:p>2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8" calcext:value-type="float">
            <text:p>2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8" calcext:value-type="float">
            <text:p>2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8" calcext:value-type="float">
            <text:p>2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8" calcext:value-type="float">
            <text:p>2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79" calcext:value-type="float">
            <text:p>2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79" calcext:value-type="float">
            <text:p>2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79" calcext:value-type="float">
            <text:p>2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79" calcext:value-type="float">
            <text:p>2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79" calcext:value-type="float">
            <text:p>2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79" calcext:value-type="float">
            <text:p>27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0" calcext:value-type="float">
            <text:p>2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0" calcext:value-type="float">
            <text:p>2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0" calcext:value-type="float">
            <text:p>2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0" calcext:value-type="float">
            <text:p>2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1" calcext:value-type="float">
            <text:p>2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1" calcext:value-type="float">
            <text:p>2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1" calcext:value-type="float">
            <text:p>2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1" calcext:value-type="float">
            <text:p>2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1" calcext:value-type="float">
            <text:p>2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2" calcext:value-type="float">
            <text:p>2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2" calcext:value-type="float">
            <text:p>2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2" calcext:value-type="float">
            <text:p>2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2" calcext:value-type="float">
            <text:p>2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2" calcext:value-type="float">
            <text:p>2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3" calcext:value-type="float">
            <text:p>2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3" calcext:value-type="float">
            <text:p>2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3" calcext:value-type="float">
            <text:p>2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3" calcext:value-type="float">
            <text:p>2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3" calcext:value-type="float">
            <text:p>2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4" calcext:value-type="float">
            <text:p>2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4" calcext:value-type="float">
            <text:p>2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4" calcext:value-type="float">
            <text:p>2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4" calcext:value-type="float">
            <text:p>2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4" calcext:value-type="float">
            <text:p>2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5" calcext:value-type="float">
            <text:p>2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5" calcext:value-type="float">
            <text:p>2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5" calcext:value-type="float">
            <text:p>2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5" calcext:value-type="float">
            <text:p>2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5" calcext:value-type="float">
            <text:p>2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6" calcext:value-type="float">
            <text:p>2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6" calcext:value-type="float">
            <text:p>2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6" calcext:value-type="float">
            <text:p>2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6" calcext:value-type="float">
            <text:p>2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6" calcext:value-type="float">
            <text:p>2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7" calcext:value-type="float">
            <text:p>2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7" calcext:value-type="float">
            <text:p>2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7" calcext:value-type="float">
            <text:p>2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7" calcext:value-type="float">
            <text:p>2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7" calcext:value-type="float">
            <text:p>2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8" calcext:value-type="float">
            <text:p>2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8" calcext:value-type="float">
            <text:p>2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8" calcext:value-type="float">
            <text:p>2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8" calcext:value-type="float">
            <text:p>2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8" calcext:value-type="float">
            <text:p>2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89" calcext:value-type="float">
            <text:p>2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89" calcext:value-type="float">
            <text:p>2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89" calcext:value-type="float">
            <text:p>2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89" calcext:value-type="float">
            <text:p>2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89" calcext:value-type="float">
            <text:p>2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0" calcext:value-type="float">
            <text:p>2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0" calcext:value-type="float">
            <text:p>2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0" calcext:value-type="float">
            <text:p>2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0" calcext:value-type="float">
            <text:p>2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0" calcext:value-type="float">
            <text:p>2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1" calcext:value-type="float">
            <text:p>2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1" calcext:value-type="float">
            <text:p>2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1" calcext:value-type="float">
            <text:p>2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1" calcext:value-type="float">
            <text:p>2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1" calcext:value-type="float">
            <text:p>2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1" calcext:value-type="float">
            <text:p>29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2" calcext:value-type="float">
            <text:p>2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2" calcext:value-type="float">
            <text:p>2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2" calcext:value-type="float">
            <text:p>2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2" calcext:value-type="float">
            <text:p>2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2" calcext:value-type="float">
            <text:p>2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2" calcext:value-type="float">
            <text:p>29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3" calcext:value-type="float">
            <text:p>2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3" calcext:value-type="float">
            <text:p>2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3" calcext:value-type="float">
            <text:p>2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3" calcext:value-type="float">
            <text:p>2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3" calcext:value-type="float">
            <text:p>2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4" calcext:value-type="float">
            <text:p>2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4" calcext:value-type="float">
            <text:p>2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4" calcext:value-type="float">
            <text:p>2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4" calcext:value-type="float">
            <text:p>2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4" calcext:value-type="float">
            <text:p>2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5" calcext:value-type="float">
            <text:p>2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5" calcext:value-type="float">
            <text:p>2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5" calcext:value-type="float">
            <text:p>2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5" calcext:value-type="float">
            <text:p>2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5" calcext:value-type="float">
            <text:p>2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5" calcext:value-type="float">
            <text:p>29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6" calcext:value-type="float">
            <text:p>2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6" calcext:value-type="float">
            <text:p>2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6" calcext:value-type="float">
            <text:p>2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6" calcext:value-type="float">
            <text:p>2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6" calcext:value-type="float">
            <text:p>2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6" calcext:value-type="float">
            <text:p>2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7" calcext:value-type="float">
            <text:p>2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7" calcext:value-type="float">
            <text:p>2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7" calcext:value-type="float">
            <text:p>2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7" calcext:value-type="float">
            <text:p>2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7" calcext:value-type="float">
            <text:p>2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8" calcext:value-type="float">
            <text:p>2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8" calcext:value-type="float">
            <text:p>2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8" calcext:value-type="float">
            <text:p>2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8" calcext:value-type="float">
            <text:p>2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8" calcext:value-type="float">
            <text:p>2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299" calcext:value-type="float">
            <text:p>2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299" calcext:value-type="float">
            <text:p>2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299" calcext:value-type="float">
            <text:p>2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299" calcext:value-type="float">
            <text:p>2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299" calcext:value-type="float">
            <text:p>2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299" calcext:value-type="float">
            <text:p>29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0" calcext:value-type="float">
            <text:p>3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0" calcext:value-type="float">
            <text:p>3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0" calcext:value-type="float">
            <text:p>3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0" calcext:value-type="float">
            <text:p>3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0" calcext:value-type="float">
            <text:p>3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1" calcext:value-type="float">
            <text:p>3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1" calcext:value-type="float">
            <text:p>3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1" calcext:value-type="float">
            <text:p>3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1" calcext:value-type="float">
            <text:p>3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1" calcext:value-type="float">
            <text:p>3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1" calcext:value-type="float">
            <text:p>30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2" calcext:value-type="float">
            <text:p>3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2" calcext:value-type="float">
            <text:p>3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2" calcext:value-type="float">
            <text:p>3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2" calcext:value-type="float">
            <text:p>3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2" calcext:value-type="float">
            <text:p>3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2" calcext:value-type="float">
            <text:p>3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3" calcext:value-type="float">
            <text:p>3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3" calcext:value-type="float">
            <text:p>3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3" calcext:value-type="float">
            <text:p>3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3" calcext:value-type="float">
            <text:p>3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3" calcext:value-type="float">
            <text:p>3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3" calcext:value-type="float">
            <text:p>30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4" calcext:value-type="float">
            <text:p>3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4" calcext:value-type="float">
            <text:p>3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4" calcext:value-type="float">
            <text:p>3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4" calcext:value-type="float">
            <text:p>3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4" calcext:value-type="float">
            <text:p>3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4" calcext:value-type="float">
            <text:p>30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5" calcext:value-type="float">
            <text:p>3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5" calcext:value-type="float">
            <text:p>3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5" calcext:value-type="float">
            <text:p>3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5" calcext:value-type="float">
            <text:p>3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5" calcext:value-type="float">
            <text:p>3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5" calcext:value-type="float">
            <text:p>3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6" calcext:value-type="float">
            <text:p>3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6" calcext:value-type="float">
            <text:p>3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6" calcext:value-type="float">
            <text:p>3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6" calcext:value-type="float">
            <text:p>3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6" calcext:value-type="float">
            <text:p>3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7" calcext:value-type="float">
            <text:p>3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7" calcext:value-type="float">
            <text:p>3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7" calcext:value-type="float">
            <text:p>3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7" calcext:value-type="float">
            <text:p>3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7" calcext:value-type="float">
            <text:p>3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8" calcext:value-type="float">
            <text:p>3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8" calcext:value-type="float">
            <text:p>3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8" calcext:value-type="float">
            <text:p>3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8" calcext:value-type="float">
            <text:p>3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8" calcext:value-type="float">
            <text:p>3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09" calcext:value-type="float">
            <text:p>3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09" calcext:value-type="float">
            <text:p>3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09" calcext:value-type="float">
            <text:p>3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09" calcext:value-type="float">
            <text:p>3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09" calcext:value-type="float">
            <text:p>3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0" calcext:value-type="float">
            <text:p>3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0" calcext:value-type="float">
            <text:p>3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0" calcext:value-type="float">
            <text:p>3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0" calcext:value-type="float">
            <text:p>3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0" calcext:value-type="float">
            <text:p>3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0" calcext:value-type="float">
            <text:p>3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1" calcext:value-type="float">
            <text:p>3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1" calcext:value-type="float">
            <text:p>3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1" calcext:value-type="float">
            <text:p>3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1" calcext:value-type="float">
            <text:p>3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1" calcext:value-type="float">
            <text:p>3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1" calcext:value-type="float">
            <text:p>3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2" calcext:value-type="float">
            <text:p>3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2" calcext:value-type="float">
            <text:p>3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2" calcext:value-type="float">
            <text:p>3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2" calcext:value-type="float">
            <text:p>3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2" calcext:value-type="float">
            <text:p>3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2" calcext:value-type="float">
            <text:p>3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3" calcext:value-type="float">
            <text:p>3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3" calcext:value-type="float">
            <text:p>3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3" calcext:value-type="float">
            <text:p>3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3" calcext:value-type="float">
            <text:p>3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3" calcext:value-type="float">
            <text:p>3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3" calcext:value-type="float">
            <text:p>3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3" calcext:value-type="float">
            <text:p>31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4" calcext:value-type="float">
            <text:p>3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4" calcext:value-type="float">
            <text:p>3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4" calcext:value-type="float">
            <text:p>3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4" calcext:value-type="float">
            <text:p>3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4" calcext:value-type="float">
            <text:p>3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5" calcext:value-type="float">
            <text:p>3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5" calcext:value-type="float">
            <text:p>3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5" calcext:value-type="float">
            <text:p>3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5" calcext:value-type="float">
            <text:p>3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5" calcext:value-type="float">
            <text:p>3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6" calcext:value-type="float">
            <text:p>3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6" calcext:value-type="float">
            <text:p>3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6" calcext:value-type="float">
            <text:p>3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6" calcext:value-type="float">
            <text:p>3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6" calcext:value-type="float">
            <text:p>3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6" calcext:value-type="float">
            <text:p>3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7" calcext:value-type="float">
            <text:p>3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7" calcext:value-type="float">
            <text:p>3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7" calcext:value-type="float">
            <text:p>3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7" calcext:value-type="float">
            <text:p>3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7" calcext:value-type="float">
            <text:p>3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7" calcext:value-type="float">
            <text:p>3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8" calcext:value-type="float">
            <text:p>3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8" calcext:value-type="float">
            <text:p>3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8" calcext:value-type="float">
            <text:p>3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8" calcext:value-type="float">
            <text:p>3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8" calcext:value-type="float">
            <text:p>3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19" calcext:value-type="float">
            <text:p>3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19" calcext:value-type="float">
            <text:p>3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19" calcext:value-type="float">
            <text:p>3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19" calcext:value-type="float">
            <text:p>3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19" calcext:value-type="float">
            <text:p>3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0" calcext:value-type="float">
            <text:p>3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0" calcext:value-type="float">
            <text:p>3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0" calcext:value-type="float">
            <text:p>3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0" calcext:value-type="float">
            <text:p>3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0" calcext:value-type="float">
            <text:p>3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1" calcext:value-type="float">
            <text:p>3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1" calcext:value-type="float">
            <text:p>3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1" calcext:value-type="float">
            <text:p>3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1" calcext:value-type="float">
            <text:p>3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1" calcext:value-type="float">
            <text:p>3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2" calcext:value-type="float">
            <text:p>3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2" calcext:value-type="float">
            <text:p>3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2" calcext:value-type="float">
            <text:p>3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2" calcext:value-type="float">
            <text:p>3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2" calcext:value-type="float">
            <text:p>3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3" calcext:value-type="float">
            <text:p>3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3" calcext:value-type="float">
            <text:p>3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3" calcext:value-type="float">
            <text:p>3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3" calcext:value-type="float">
            <text:p>3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3" calcext:value-type="float">
            <text:p>3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3" calcext:value-type="float">
            <text:p>32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4" calcext:value-type="float">
            <text:p>3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4" calcext:value-type="float">
            <text:p>3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4" calcext:value-type="float">
            <text:p>3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4" calcext:value-type="float">
            <text:p>3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4" calcext:value-type="float">
            <text:p>3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5" calcext:value-type="float">
            <text:p>3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5" calcext:value-type="float">
            <text:p>3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5" calcext:value-type="float">
            <text:p>3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5" calcext:value-type="float">
            <text:p>3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5" calcext:value-type="float">
            <text:p>3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6" calcext:value-type="float">
            <text:p>3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6" calcext:value-type="float">
            <text:p>3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6" calcext:value-type="float">
            <text:p>3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6" calcext:value-type="float">
            <text:p>3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6" calcext:value-type="float">
            <text:p>3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7" calcext:value-type="float">
            <text:p>3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7" calcext:value-type="float">
            <text:p>3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7" calcext:value-type="float">
            <text:p>3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7" calcext:value-type="float">
            <text:p>3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7" calcext:value-type="float">
            <text:p>3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7" calcext:value-type="float">
            <text:p>32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8" calcext:value-type="float">
            <text:p>3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8" calcext:value-type="float">
            <text:p>3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8" calcext:value-type="float">
            <text:p>3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8" calcext:value-type="float">
            <text:p>3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8" calcext:value-type="float">
            <text:p>3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29" calcext:value-type="float">
            <text:p>3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29" calcext:value-type="float">
            <text:p>3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29" calcext:value-type="float">
            <text:p>3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29" calcext:value-type="float">
            <text:p>3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29" calcext:value-type="float">
            <text:p>3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0" calcext:value-type="float">
            <text:p>3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0" calcext:value-type="float">
            <text:p>3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0" calcext:value-type="float">
            <text:p>3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0" calcext:value-type="float">
            <text:p>3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0" calcext:value-type="float">
            <text:p>3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1" calcext:value-type="float">
            <text:p>3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1" calcext:value-type="float">
            <text:p>3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1" calcext:value-type="float">
            <text:p>3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1" calcext:value-type="float">
            <text:p>3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1" calcext:value-type="float">
            <text:p>3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2" calcext:value-type="float">
            <text:p>3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2" calcext:value-type="float">
            <text:p>3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2" calcext:value-type="float">
            <text:p>3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2" calcext:value-type="float">
            <text:p>3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2" calcext:value-type="float">
            <text:p>3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3" calcext:value-type="float">
            <text:p>3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3" calcext:value-type="float">
            <text:p>3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3" calcext:value-type="float">
            <text:p>3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3" calcext:value-type="float">
            <text:p>3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3" calcext:value-type="float">
            <text:p>3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4" calcext:value-type="float">
            <text:p>3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4" calcext:value-type="float">
            <text:p>3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4" calcext:value-type="float">
            <text:p>3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4" calcext:value-type="float">
            <text:p>3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4" calcext:value-type="float">
            <text:p>3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5" calcext:value-type="float">
            <text:p>3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5" calcext:value-type="float">
            <text:p>3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5" calcext:value-type="float">
            <text:p>3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5" calcext:value-type="float">
            <text:p>3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5" calcext:value-type="float">
            <text:p>3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6" calcext:value-type="float">
            <text:p>3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6" calcext:value-type="float">
            <text:p>3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6" calcext:value-type="float">
            <text:p>3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6" calcext:value-type="float">
            <text:p>3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6" calcext:value-type="float">
            <text:p>3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7" calcext:value-type="float">
            <text:p>3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7" calcext:value-type="float">
            <text:p>3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7" calcext:value-type="float">
            <text:p>3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7" calcext:value-type="float">
            <text:p>3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7" calcext:value-type="float">
            <text:p>3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8" calcext:value-type="float">
            <text:p>3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8" calcext:value-type="float">
            <text:p>3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8" calcext:value-type="float">
            <text:p>3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8" calcext:value-type="float">
            <text:p>3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8" calcext:value-type="float">
            <text:p>3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8" calcext:value-type="float">
            <text:p>3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8" calcext:value-type="float">
            <text:p>33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39" calcext:value-type="float">
            <text:p>3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39" calcext:value-type="float">
            <text:p>3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39" calcext:value-type="float">
            <text:p>3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39" calcext:value-type="float">
            <text:p>3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39" calcext:value-type="float">
            <text:p>3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39" calcext:value-type="float">
            <text:p>3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39" calcext:value-type="float">
            <text:p>33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0" calcext:value-type="float">
            <text:p>3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0" calcext:value-type="float">
            <text:p>3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0" calcext:value-type="float">
            <text:p>3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0" calcext:value-type="float">
            <text:p>3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0" calcext:value-type="float">
            <text:p>3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0" calcext:value-type="float">
            <text:p>3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1" calcext:value-type="float">
            <text:p>3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1" calcext:value-type="float">
            <text:p>3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1" calcext:value-type="float">
            <text:p>3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1" calcext:value-type="float">
            <text:p>3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1" calcext:value-type="float">
            <text:p>3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1" calcext:value-type="float">
            <text:p>3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2" calcext:value-type="float">
            <text:p>3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2" calcext:value-type="float">
            <text:p>3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2" calcext:value-type="float">
            <text:p>3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2" calcext:value-type="float">
            <text:p>3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2" calcext:value-type="float">
            <text:p>3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2" calcext:value-type="float">
            <text:p>3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3" calcext:value-type="float">
            <text:p>3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3" calcext:value-type="float">
            <text:p>3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3" calcext:value-type="float">
            <text:p>3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3" calcext:value-type="float">
            <text:p>3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3" calcext:value-type="float">
            <text:p>3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3" calcext:value-type="float">
            <text:p>3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4" calcext:value-type="float">
            <text:p>3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4" calcext:value-type="float">
            <text:p>3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4" calcext:value-type="float">
            <text:p>3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4" calcext:value-type="float">
            <text:p>3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4" calcext:value-type="float">
            <text:p>3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5" calcext:value-type="float">
            <text:p>3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5" calcext:value-type="float">
            <text:p>3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5" calcext:value-type="float">
            <text:p>3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5" calcext:value-type="float">
            <text:p>3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5" calcext:value-type="float">
            <text:p>3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5" calcext:value-type="float">
            <text:p>3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6" calcext:value-type="float">
            <text:p>3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6" calcext:value-type="float">
            <text:p>3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6" calcext:value-type="float">
            <text:p>3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6" calcext:value-type="float">
            <text:p>3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6" calcext:value-type="float">
            <text:p>3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6" calcext:value-type="float">
            <text:p>3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7" calcext:value-type="float">
            <text:p>3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7" calcext:value-type="float">
            <text:p>3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7" calcext:value-type="float">
            <text:p>3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7" calcext:value-type="float">
            <text:p>3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7" calcext:value-type="float">
            <text:p>3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7" calcext:value-type="float">
            <text:p>3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8" calcext:value-type="float">
            <text:p>3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8" calcext:value-type="float">
            <text:p>3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8" calcext:value-type="float">
            <text:p>3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8" calcext:value-type="float">
            <text:p>3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8" calcext:value-type="float">
            <text:p>3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8" calcext:value-type="float">
            <text:p>3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49" calcext:value-type="float">
            <text:p>3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49" calcext:value-type="float">
            <text:p>3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49" calcext:value-type="float">
            <text:p>3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49" calcext:value-type="float">
            <text:p>3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49" calcext:value-type="float">
            <text:p>3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0" calcext:value-type="float">
            <text:p>3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0" calcext:value-type="float">
            <text:p>3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0" calcext:value-type="float">
            <text:p>3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0" calcext:value-type="float">
            <text:p>3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0" calcext:value-type="float">
            <text:p>3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1" calcext:value-type="float">
            <text:p>3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1" calcext:value-type="float">
            <text:p>3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1" calcext:value-type="float">
            <text:p>3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1" calcext:value-type="float">
            <text:p>3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1" calcext:value-type="float">
            <text:p>3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2" calcext:value-type="float">
            <text:p>3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2" calcext:value-type="float">
            <text:p>3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2" calcext:value-type="float">
            <text:p>3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2" calcext:value-type="float">
            <text:p>3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2" calcext:value-type="float">
            <text:p>3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2" calcext:value-type="float">
            <text:p>3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2" calcext:value-type="float">
            <text:p>35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3" calcext:value-type="float">
            <text:p>3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3" calcext:value-type="float">
            <text:p>3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3" calcext:value-type="float">
            <text:p>3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3" calcext:value-type="float">
            <text:p>3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3" calcext:value-type="float">
            <text:p>3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3" calcext:value-type="float">
            <text:p>3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4" calcext:value-type="float">
            <text:p>3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4" calcext:value-type="float">
            <text:p>3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4" calcext:value-type="float">
            <text:p>3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4" calcext:value-type="float">
            <text:p>3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4" calcext:value-type="float">
            <text:p>3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4" calcext:value-type="float">
            <text:p>3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5" calcext:value-type="float">
            <text:p>3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5" calcext:value-type="float">
            <text:p>3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5" calcext:value-type="float">
            <text:p>3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5" calcext:value-type="float">
            <text:p>3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5" calcext:value-type="float">
            <text:p>3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5" calcext:value-type="float">
            <text:p>3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5" calcext:value-type="float">
            <text:p>35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6" calcext:value-type="float">
            <text:p>3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6" calcext:value-type="float">
            <text:p>3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6" calcext:value-type="float">
            <text:p>3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6" calcext:value-type="float">
            <text:p>3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6" calcext:value-type="float">
            <text:p>3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6" calcext:value-type="float">
            <text:p>3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6" calcext:value-type="float">
            <text:p>35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7" calcext:value-type="float">
            <text:p>3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7" calcext:value-type="float">
            <text:p>3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7" calcext:value-type="float">
            <text:p>3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7" calcext:value-type="float">
            <text:p>3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7" calcext:value-type="float">
            <text:p>3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8" calcext:value-type="float">
            <text:p>3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8" calcext:value-type="float">
            <text:p>3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8" calcext:value-type="float">
            <text:p>3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8" calcext:value-type="float">
            <text:p>3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8" calcext:value-type="float">
            <text:p>3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8" calcext:value-type="float">
            <text:p>3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8" calcext:value-type="float">
            <text:p>35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59" calcext:value-type="float">
            <text:p>3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59" calcext:value-type="float">
            <text:p>3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59" calcext:value-type="float">
            <text:p>3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59" calcext:value-type="float">
            <text:p>3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59" calcext:value-type="float">
            <text:p>3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59" calcext:value-type="float">
            <text:p>3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0" calcext:value-type="float">
            <text:p>3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0" calcext:value-type="float">
            <text:p>3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0" calcext:value-type="float">
            <text:p>3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0" calcext:value-type="float">
            <text:p>3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0" calcext:value-type="float">
            <text:p>3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0" calcext:value-type="float">
            <text:p>36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1" calcext:value-type="float">
            <text:p>3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1" calcext:value-type="float">
            <text:p>3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1" calcext:value-type="float">
            <text:p>3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1" calcext:value-type="float">
            <text:p>3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1" calcext:value-type="float">
            <text:p>3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1" calcext:value-type="float">
            <text:p>36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2" calcext:value-type="float">
            <text:p>3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2" calcext:value-type="float">
            <text:p>3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2" calcext:value-type="float">
            <text:p>3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2" calcext:value-type="float">
            <text:p>3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2" calcext:value-type="float">
            <text:p>3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2" calcext:value-type="float">
            <text:p>36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3" calcext:value-type="float">
            <text:p>3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3" calcext:value-type="float">
            <text:p>3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3" calcext:value-type="float">
            <text:p>3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3" calcext:value-type="float">
            <text:p>3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3" calcext:value-type="float">
            <text:p>3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3" calcext:value-type="float">
            <text:p>3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4" calcext:value-type="float">
            <text:p>3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4" calcext:value-type="float">
            <text:p>3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4" calcext:value-type="float">
            <text:p>3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4" calcext:value-type="float">
            <text:p>3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4" calcext:value-type="float">
            <text:p>3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4" calcext:value-type="float">
            <text:p>3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4" calcext:value-type="float">
            <text:p>36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5" calcext:value-type="float">
            <text:p>3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5" calcext:value-type="float">
            <text:p>3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5" calcext:value-type="float">
            <text:p>3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5" calcext:value-type="float">
            <text:p>3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5" calcext:value-type="float">
            <text:p>3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5" calcext:value-type="float">
            <text:p>36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6" calcext:value-type="float">
            <text:p>3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6" calcext:value-type="float">
            <text:p>3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6" calcext:value-type="float">
            <text:p>3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6" calcext:value-type="float">
            <text:p>3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6" calcext:value-type="float">
            <text:p>3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6" calcext:value-type="float">
            <text:p>3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6" calcext:value-type="float">
            <text:p>36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7" calcext:value-type="float">
            <text:p>3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7" calcext:value-type="float">
            <text:p>3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7" calcext:value-type="float">
            <text:p>3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7" calcext:value-type="float">
            <text:p>3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7" calcext:value-type="float">
            <text:p>3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7" calcext:value-type="float">
            <text:p>3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8" calcext:value-type="float">
            <text:p>3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8" calcext:value-type="float">
            <text:p>3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8" calcext:value-type="float">
            <text:p>3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8" calcext:value-type="float">
            <text:p>3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8" calcext:value-type="float">
            <text:p>3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8" calcext:value-type="float">
            <text:p>36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69" calcext:value-type="float">
            <text:p>3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69" calcext:value-type="float">
            <text:p>3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69" calcext:value-type="float">
            <text:p>3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69" calcext:value-type="float">
            <text:p>3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69" calcext:value-type="float">
            <text:p>3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69" calcext:value-type="float">
            <text:p>3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0" calcext:value-type="float">
            <text:p>3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0" calcext:value-type="float">
            <text:p>3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0" calcext:value-type="float">
            <text:p>3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0" calcext:value-type="float">
            <text:p>3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0" calcext:value-type="float">
            <text:p>3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0" calcext:value-type="float">
            <text:p>3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1" calcext:value-type="float">
            <text:p>3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1" calcext:value-type="float">
            <text:p>3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1" calcext:value-type="float">
            <text:p>3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1" calcext:value-type="float">
            <text:p>3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1" calcext:value-type="float">
            <text:p>3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1" calcext:value-type="float">
            <text:p>3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2" calcext:value-type="float">
            <text:p>3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2" calcext:value-type="float">
            <text:p>3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2" calcext:value-type="float">
            <text:p>3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2" calcext:value-type="float">
            <text:p>3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2" calcext:value-type="float">
            <text:p>3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3" calcext:value-type="float">
            <text:p>3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3" calcext:value-type="float">
            <text:p>3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3" calcext:value-type="float">
            <text:p>3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3" calcext:value-type="float">
            <text:p>3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3" calcext:value-type="float">
            <text:p>3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3" calcext:value-type="float">
            <text:p>3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4" calcext:value-type="float">
            <text:p>3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4" calcext:value-type="float">
            <text:p>3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4" calcext:value-type="float">
            <text:p>3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4" calcext:value-type="float">
            <text:p>3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4" calcext:value-type="float">
            <text:p>3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4" calcext:value-type="float">
            <text:p>3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4" calcext:value-type="float">
            <text:p>37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5" calcext:value-type="float">
            <text:p>3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5" calcext:value-type="float">
            <text:p>3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5" calcext:value-type="float">
            <text:p>3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5" calcext:value-type="float">
            <text:p>3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5" calcext:value-type="float">
            <text:p>3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5" calcext:value-type="float">
            <text:p>3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5" calcext:value-type="float">
            <text:p>37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6" calcext:value-type="float">
            <text:p>3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6" calcext:value-type="float">
            <text:p>3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6" calcext:value-type="float">
            <text:p>3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6" calcext:value-type="float">
            <text:p>3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6" calcext:value-type="float">
            <text:p>3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6" calcext:value-type="float">
            <text:p>3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7" calcext:value-type="float">
            <text:p>3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7" calcext:value-type="float">
            <text:p>3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7" calcext:value-type="float">
            <text:p>3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7" calcext:value-type="float">
            <text:p>3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7" calcext:value-type="float">
            <text:p>3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7" calcext:value-type="float">
            <text:p>37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8" calcext:value-type="float">
            <text:p>3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8" calcext:value-type="float">
            <text:p>3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8" calcext:value-type="float">
            <text:p>3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8" calcext:value-type="float">
            <text:p>3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8" calcext:value-type="float">
            <text:p>3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8" calcext:value-type="float">
            <text:p>37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79" calcext:value-type="float">
            <text:p>3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79" calcext:value-type="float">
            <text:p>3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79" calcext:value-type="float">
            <text:p>3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79" calcext:value-type="float">
            <text:p>3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79" calcext:value-type="float">
            <text:p>3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0" calcext:value-type="float">
            <text:p>3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0" calcext:value-type="float">
            <text:p>3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0" calcext:value-type="float">
            <text:p>3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0" calcext:value-type="float">
            <text:p>3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0" calcext:value-type="float">
            <text:p>3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0" calcext:value-type="float">
            <text:p>38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1" calcext:value-type="float">
            <text:p>3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1" calcext:value-type="float">
            <text:p>3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1" calcext:value-type="float">
            <text:p>3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1" calcext:value-type="float">
            <text:p>3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1" calcext:value-type="float">
            <text:p>3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1" calcext:value-type="float">
            <text:p>3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2" calcext:value-type="float">
            <text:p>3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2" calcext:value-type="float">
            <text:p>3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2" calcext:value-type="float">
            <text:p>3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2" calcext:value-type="float">
            <text:p>3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2" calcext:value-type="float">
            <text:p>3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2" calcext:value-type="float">
            <text:p>3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3" calcext:value-type="float">
            <text:p>3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3" calcext:value-type="float">
            <text:p>3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3" calcext:value-type="float">
            <text:p>3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3" calcext:value-type="float">
            <text:p>3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3" calcext:value-type="float">
            <text:p>3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4" calcext:value-type="float">
            <text:p>3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4" calcext:value-type="float">
            <text:p>3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4" calcext:value-type="float">
            <text:p>3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4" calcext:value-type="float">
            <text:p>3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4" calcext:value-type="float">
            <text:p>3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5" calcext:value-type="float">
            <text:p>3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5" calcext:value-type="float">
            <text:p>3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5" calcext:value-type="float">
            <text:p>3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5" calcext:value-type="float">
            <text:p>3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5" calcext:value-type="float">
            <text:p>3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5" calcext:value-type="float">
            <text:p>3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6" calcext:value-type="float">
            <text:p>3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6" calcext:value-type="float">
            <text:p>3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6" calcext:value-type="float">
            <text:p>3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6" calcext:value-type="float">
            <text:p>3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6" calcext:value-type="float">
            <text:p>3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6" calcext:value-type="float">
            <text:p>3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7" calcext:value-type="float">
            <text:p>3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7" calcext:value-type="float">
            <text:p>3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7" calcext:value-type="float">
            <text:p>3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7" calcext:value-type="float">
            <text:p>3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7" calcext:value-type="float">
            <text:p>3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7" calcext:value-type="float">
            <text:p>3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7" calcext:value-type="float">
            <text:p>38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8" calcext:value-type="float">
            <text:p>3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8" calcext:value-type="float">
            <text:p>3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8" calcext:value-type="float">
            <text:p>3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8" calcext:value-type="float">
            <text:p>3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8" calcext:value-type="float">
            <text:p>3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8" calcext:value-type="float">
            <text:p>3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8" calcext:value-type="float">
            <text:p>38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89" calcext:value-type="float">
            <text:p>3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89" calcext:value-type="float">
            <text:p>3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89" calcext:value-type="float">
            <text:p>3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89" calcext:value-type="float">
            <text:p>3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89" calcext:value-type="float">
            <text:p>3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89" calcext:value-type="float">
            <text:p>3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0" calcext:value-type="float">
            <text:p>3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0" calcext:value-type="float">
            <text:p>3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0" calcext:value-type="float">
            <text:p>3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0" calcext:value-type="float">
            <text:p>3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0" calcext:value-type="float">
            <text:p>3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0" calcext:value-type="float">
            <text:p>3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1" calcext:value-type="float">
            <text:p>3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1" calcext:value-type="float">
            <text:p>3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1" calcext:value-type="float">
            <text:p>3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1" calcext:value-type="float">
            <text:p>3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1" calcext:value-type="float">
            <text:p>3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1" calcext:value-type="float">
            <text:p>3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1" calcext:value-type="float">
            <text:p>39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2" calcext:value-type="float">
            <text:p>3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2" calcext:value-type="float">
            <text:p>3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2" calcext:value-type="float">
            <text:p>3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2" calcext:value-type="float">
            <text:p>3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2" calcext:value-type="float">
            <text:p>3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2" calcext:value-type="float">
            <text:p>3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2" calcext:value-type="float">
            <text:p>39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3" calcext:value-type="float">
            <text:p>3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3" calcext:value-type="float">
            <text:p>3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3" calcext:value-type="float">
            <text:p>3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3" calcext:value-type="float">
            <text:p>3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3" calcext:value-type="float">
            <text:p>3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3" calcext:value-type="float">
            <text:p>3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3" calcext:value-type="float">
            <text:p>39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4" calcext:value-type="float">
            <text:p>3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4" calcext:value-type="float">
            <text:p>3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4" calcext:value-type="float">
            <text:p>3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4" calcext:value-type="float">
            <text:p>3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4" calcext:value-type="float">
            <text:p>3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4" calcext:value-type="float">
            <text:p>3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4" calcext:value-type="float">
            <text:p>39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5" calcext:value-type="float">
            <text:p>3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5" calcext:value-type="float">
            <text:p>3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5" calcext:value-type="float">
            <text:p>3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5" calcext:value-type="float">
            <text:p>3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5" calcext:value-type="float">
            <text:p>3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5" calcext:value-type="float">
            <text:p>3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6" calcext:value-type="float">
            <text:p>3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6" calcext:value-type="float">
            <text:p>3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6" calcext:value-type="float">
            <text:p>3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6" calcext:value-type="float">
            <text:p>3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6" calcext:value-type="float">
            <text:p>3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6" calcext:value-type="float">
            <text:p>3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6" calcext:value-type="float">
            <text:p>39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7" calcext:value-type="float">
            <text:p>3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7" calcext:value-type="float">
            <text:p>3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7" calcext:value-type="float">
            <text:p>3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7" calcext:value-type="float">
            <text:p>3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7" calcext:value-type="float">
            <text:p>3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7" calcext:value-type="float">
            <text:p>3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7" calcext:value-type="float">
            <text:p>39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8" calcext:value-type="float">
            <text:p>3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8" calcext:value-type="float">
            <text:p>3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8" calcext:value-type="float">
            <text:p>3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8" calcext:value-type="float">
            <text:p>3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8" calcext:value-type="float">
            <text:p>3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8" calcext:value-type="float">
            <text:p>3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8" calcext:value-type="float">
            <text:p>39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399" calcext:value-type="float">
            <text:p>3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399" calcext:value-type="float">
            <text:p>3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399" calcext:value-type="float">
            <text:p>3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399" calcext:value-type="float">
            <text:p>3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399" calcext:value-type="float">
            <text:p>3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399" calcext:value-type="float">
            <text:p>3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0" calcext:value-type="float">
            <text:p>4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0" calcext:value-type="float">
            <text:p>4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0" calcext:value-type="float">
            <text:p>4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0" calcext:value-type="float">
            <text:p>4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0" calcext:value-type="float">
            <text:p>4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1" calcext:value-type="float">
            <text:p>40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1" calcext:value-type="float">
            <text:p>40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1" calcext:value-type="float">
            <text:p>40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1" calcext:value-type="float">
            <text:p>40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1" calcext:value-type="float">
            <text:p>40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1" calcext:value-type="float">
            <text:p>40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2" calcext:value-type="float">
            <text:p>40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2" calcext:value-type="float">
            <text:p>40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2" calcext:value-type="float">
            <text:p>40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2" calcext:value-type="float">
            <text:p>40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2" calcext:value-type="float">
            <text:p>40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3" calcext:value-type="float">
            <text:p>40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3" calcext:value-type="float">
            <text:p>40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3" calcext:value-type="float">
            <text:p>40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3" calcext:value-type="float">
            <text:p>40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3" calcext:value-type="float">
            <text:p>40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3" calcext:value-type="float">
            <text:p>40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3" calcext:value-type="float">
            <text:p>40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4" calcext:value-type="float">
            <text:p>40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4" calcext:value-type="float">
            <text:p>40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4" calcext:value-type="float">
            <text:p>40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4" calcext:value-type="float">
            <text:p>40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4" calcext:value-type="float">
            <text:p>40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4" calcext:value-type="float">
            <text:p>40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4" calcext:value-type="float">
            <text:p>40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5" calcext:value-type="float">
            <text:p>40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5" calcext:value-type="float">
            <text:p>40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5" calcext:value-type="float">
            <text:p>40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5" calcext:value-type="float">
            <text:p>40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5" calcext:value-type="float">
            <text:p>40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5" calcext:value-type="float">
            <text:p>40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5" calcext:value-type="float">
            <text:p>40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6" calcext:value-type="float">
            <text:p>40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6" calcext:value-type="float">
            <text:p>40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6" calcext:value-type="float">
            <text:p>40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6" calcext:value-type="float">
            <text:p>40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6" calcext:value-type="float">
            <text:p>40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6" calcext:value-type="float">
            <text:p>40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7" calcext:value-type="float">
            <text:p>40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7" calcext:value-type="float">
            <text:p>40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7" calcext:value-type="float">
            <text:p>40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7" calcext:value-type="float">
            <text:p>40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7" calcext:value-type="float">
            <text:p>40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7" calcext:value-type="float">
            <text:p>40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8" calcext:value-type="float">
            <text:p>40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8" calcext:value-type="float">
            <text:p>40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8" calcext:value-type="float">
            <text:p>40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8" calcext:value-type="float">
            <text:p>40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8" calcext:value-type="float">
            <text:p>40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8" calcext:value-type="float">
            <text:p>40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8" calcext:value-type="float">
            <text:p>40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09" calcext:value-type="float">
            <text:p>40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09" calcext:value-type="float">
            <text:p>40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09" calcext:value-type="float">
            <text:p>40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09" calcext:value-type="float">
            <text:p>40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09" calcext:value-type="float">
            <text:p>40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09" calcext:value-type="float">
            <text:p>40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0" calcext:value-type="float">
            <text:p>41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0" calcext:value-type="float">
            <text:p>41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0" calcext:value-type="float">
            <text:p>41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0" calcext:value-type="float">
            <text:p>41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0" calcext:value-type="float">
            <text:p>41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0" calcext:value-type="float">
            <text:p>41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0" calcext:value-type="float">
            <text:p>41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1" calcext:value-type="float">
            <text:p>41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1" calcext:value-type="float">
            <text:p>41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1" calcext:value-type="float">
            <text:p>41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1" calcext:value-type="float">
            <text:p>41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1" calcext:value-type="float">
            <text:p>41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1" calcext:value-type="float">
            <text:p>41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1" calcext:value-type="float">
            <text:p>41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2" calcext:value-type="float">
            <text:p>41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2" calcext:value-type="float">
            <text:p>41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2" calcext:value-type="float">
            <text:p>41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2" calcext:value-type="float">
            <text:p>41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2" calcext:value-type="float">
            <text:p>41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2" calcext:value-type="float">
            <text:p>41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3" calcext:value-type="float">
            <text:p>41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3" calcext:value-type="float">
            <text:p>41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3" calcext:value-type="float">
            <text:p>41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3" calcext:value-type="float">
            <text:p>41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3" calcext:value-type="float">
            <text:p>41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3" calcext:value-type="float">
            <text:p>41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4" calcext:value-type="float">
            <text:p>41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4" calcext:value-type="float">
            <text:p>41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4" calcext:value-type="float">
            <text:p>41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4" calcext:value-type="float">
            <text:p>41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4" calcext:value-type="float">
            <text:p>41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5" calcext:value-type="float">
            <text:p>41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5" calcext:value-type="float">
            <text:p>41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5" calcext:value-type="float">
            <text:p>41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5" calcext:value-type="float">
            <text:p>41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5" calcext:value-type="float">
            <text:p>41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5" calcext:value-type="float">
            <text:p>41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6" calcext:value-type="float">
            <text:p>41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6" calcext:value-type="float">
            <text:p>41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6" calcext:value-type="float">
            <text:p>41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6" calcext:value-type="float">
            <text:p>41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6" calcext:value-type="float">
            <text:p>41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6" calcext:value-type="float">
            <text:p>41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7" calcext:value-type="float">
            <text:p>41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7" calcext:value-type="float">
            <text:p>41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7" calcext:value-type="float">
            <text:p>41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7" calcext:value-type="float">
            <text:p>41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7" calcext:value-type="float">
            <text:p>41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7" calcext:value-type="float">
            <text:p>41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7" calcext:value-type="float">
            <text:p>41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8" calcext:value-type="float">
            <text:p>41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8" calcext:value-type="float">
            <text:p>41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8" calcext:value-type="float">
            <text:p>41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8" calcext:value-type="float">
            <text:p>41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8" calcext:value-type="float">
            <text:p>41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8" calcext:value-type="float">
            <text:p>41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8" calcext:value-type="float">
            <text:p>41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19" calcext:value-type="float">
            <text:p>41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19" calcext:value-type="float">
            <text:p>41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19" calcext:value-type="float">
            <text:p>41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19" calcext:value-type="float">
            <text:p>41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19" calcext:value-type="float">
            <text:p>41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19" calcext:value-type="float">
            <text:p>41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19" calcext:value-type="float">
            <text:p>41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0" calcext:value-type="float">
            <text:p>42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0" calcext:value-type="float">
            <text:p>42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0" calcext:value-type="float">
            <text:p>42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0" calcext:value-type="float">
            <text:p>42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0" calcext:value-type="float">
            <text:p>42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0" calcext:value-type="float">
            <text:p>42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1" calcext:value-type="float">
            <text:p>42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1" calcext:value-type="float">
            <text:p>42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1" calcext:value-type="float">
            <text:p>42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1" calcext:value-type="float">
            <text:p>42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1" calcext:value-type="float">
            <text:p>42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1" calcext:value-type="float">
            <text:p>42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2" calcext:value-type="float">
            <text:p>42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2" calcext:value-type="float">
            <text:p>42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2" calcext:value-type="float">
            <text:p>42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2" calcext:value-type="float">
            <text:p>42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2" calcext:value-type="float">
            <text:p>42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2" calcext:value-type="float">
            <text:p>42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2" calcext:value-type="float">
            <text:p>42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3" calcext:value-type="float">
            <text:p>42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3" calcext:value-type="float">
            <text:p>42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3" calcext:value-type="float">
            <text:p>42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3" calcext:value-type="float">
            <text:p>42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3" calcext:value-type="float">
            <text:p>42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3" calcext:value-type="float">
            <text:p>42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4" calcext:value-type="float">
            <text:p>42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4" calcext:value-type="float">
            <text:p>42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4" calcext:value-type="float">
            <text:p>42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4" calcext:value-type="float">
            <text:p>42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4" calcext:value-type="float">
            <text:p>42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4" calcext:value-type="float">
            <text:p>42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4" calcext:value-type="float">
            <text:p>42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5" calcext:value-type="float">
            <text:p>42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5" calcext:value-type="float">
            <text:p>42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5" calcext:value-type="float">
            <text:p>42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5" calcext:value-type="float">
            <text:p>42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5" calcext:value-type="float">
            <text:p>42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5" calcext:value-type="float">
            <text:p>42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5" calcext:value-type="float">
            <text:p>42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6" calcext:value-type="float">
            <text:p>42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6" calcext:value-type="float">
            <text:p>42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6" calcext:value-type="float">
            <text:p>42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6" calcext:value-type="float">
            <text:p>42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6" calcext:value-type="float">
            <text:p>42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6" calcext:value-type="float">
            <text:p>42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6" calcext:value-type="float">
            <text:p>42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7" calcext:value-type="float">
            <text:p>42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7" calcext:value-type="float">
            <text:p>42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7" calcext:value-type="float">
            <text:p>42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7" calcext:value-type="float">
            <text:p>42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7" calcext:value-type="float">
            <text:p>42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7" calcext:value-type="float">
            <text:p>42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8" calcext:value-type="float">
            <text:p>42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8" calcext:value-type="float">
            <text:p>42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8" calcext:value-type="float">
            <text:p>42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8" calcext:value-type="float">
            <text:p>42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8" calcext:value-type="float">
            <text:p>42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8" calcext:value-type="float">
            <text:p>42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8" calcext:value-type="float">
            <text:p>42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29" calcext:value-type="float">
            <text:p>42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29" calcext:value-type="float">
            <text:p>42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29" calcext:value-type="float">
            <text:p>42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29" calcext:value-type="float">
            <text:p>42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29" calcext:value-type="float">
            <text:p>42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29" calcext:value-type="float">
            <text:p>42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0" calcext:value-type="float">
            <text:p>43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0" calcext:value-type="float">
            <text:p>43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0" calcext:value-type="float">
            <text:p>43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0" calcext:value-type="float">
            <text:p>43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0" calcext:value-type="float">
            <text:p>43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0" calcext:value-type="float">
            <text:p>43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1" calcext:value-type="float">
            <text:p>43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1" calcext:value-type="float">
            <text:p>43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1" calcext:value-type="float">
            <text:p>43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1" calcext:value-type="float">
            <text:p>43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1" calcext:value-type="float">
            <text:p>43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1" calcext:value-type="float">
            <text:p>43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1" calcext:value-type="float">
            <text:p>43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2" calcext:value-type="float">
            <text:p>43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2" calcext:value-type="float">
            <text:p>43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2" calcext:value-type="float">
            <text:p>43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2" calcext:value-type="float">
            <text:p>43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2" calcext:value-type="float">
            <text:p>43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2" calcext:value-type="float">
            <text:p>43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2" calcext:value-type="float">
            <text:p>43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3" calcext:value-type="float">
            <text:p>43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3" calcext:value-type="float">
            <text:p>43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3" calcext:value-type="float">
            <text:p>43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3" calcext:value-type="float">
            <text:p>43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3" calcext:value-type="float">
            <text:p>43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3" calcext:value-type="float">
            <text:p>43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4" calcext:value-type="float">
            <text:p>43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4" calcext:value-type="float">
            <text:p>43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4" calcext:value-type="float">
            <text:p>43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4" calcext:value-type="float">
            <text:p>43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4" calcext:value-type="float">
            <text:p>43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4" calcext:value-type="float">
            <text:p>43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5" calcext:value-type="float">
            <text:p>43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5" calcext:value-type="float">
            <text:p>43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5" calcext:value-type="float">
            <text:p>43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5" calcext:value-type="float">
            <text:p>43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5" calcext:value-type="float">
            <text:p>43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5" calcext:value-type="float">
            <text:p>43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6" calcext:value-type="float">
            <text:p>43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6" calcext:value-type="float">
            <text:p>43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6" calcext:value-type="float">
            <text:p>43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6" calcext:value-type="float">
            <text:p>43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6" calcext:value-type="float">
            <text:p>43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6" calcext:value-type="float">
            <text:p>43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6" calcext:value-type="float">
            <text:p>43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7" calcext:value-type="float">
            <text:p>43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7" calcext:value-type="float">
            <text:p>43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7" calcext:value-type="float">
            <text:p>43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7" calcext:value-type="float">
            <text:p>43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7" calcext:value-type="float">
            <text:p>43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7" calcext:value-type="float">
            <text:p>43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8" calcext:value-type="float">
            <text:p>43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8" calcext:value-type="float">
            <text:p>43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8" calcext:value-type="float">
            <text:p>43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8" calcext:value-type="float">
            <text:p>43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8" calcext:value-type="float">
            <text:p>43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8" calcext:value-type="float">
            <text:p>43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8" calcext:value-type="float">
            <text:p>43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39" calcext:value-type="float">
            <text:p>43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39" calcext:value-type="float">
            <text:p>43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39" calcext:value-type="float">
            <text:p>43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39" calcext:value-type="float">
            <text:p>43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39" calcext:value-type="float">
            <text:p>43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39" calcext:value-type="float">
            <text:p>43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39" calcext:value-type="float">
            <text:p>43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0" calcext:value-type="float">
            <text:p>44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0" calcext:value-type="float">
            <text:p>44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0" calcext:value-type="float">
            <text:p>44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0" calcext:value-type="float">
            <text:p>44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0" calcext:value-type="float">
            <text:p>44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0" calcext:value-type="float">
            <text:p>44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0" calcext:value-type="float">
            <text:p>44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1" calcext:value-type="float">
            <text:p>44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1" calcext:value-type="float">
            <text:p>44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1" calcext:value-type="float">
            <text:p>44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1" calcext:value-type="float">
            <text:p>44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1" calcext:value-type="float">
            <text:p>44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1" calcext:value-type="float">
            <text:p>44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2" calcext:value-type="float">
            <text:p>44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2" calcext:value-type="float">
            <text:p>44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2" calcext:value-type="float">
            <text:p>44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2" calcext:value-type="float">
            <text:p>44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2" calcext:value-type="float">
            <text:p>44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2" calcext:value-type="float">
            <text:p>44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2" calcext:value-type="float">
            <text:p>44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3" calcext:value-type="float">
            <text:p>44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3" calcext:value-type="float">
            <text:p>44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3" calcext:value-type="float">
            <text:p>44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3" calcext:value-type="float">
            <text:p>44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3" calcext:value-type="float">
            <text:p>44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3" calcext:value-type="float">
            <text:p>44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4" calcext:value-type="float">
            <text:p>44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4" calcext:value-type="float">
            <text:p>44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4" calcext:value-type="float">
            <text:p>44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4" calcext:value-type="float">
            <text:p>44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4" calcext:value-type="float">
            <text:p>44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4" calcext:value-type="float">
            <text:p>44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4" calcext:value-type="float">
            <text:p>44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5" calcext:value-type="float">
            <text:p>44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5" calcext:value-type="float">
            <text:p>44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5" calcext:value-type="float">
            <text:p>44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5" calcext:value-type="float">
            <text:p>44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5" calcext:value-type="float">
            <text:p>44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5" calcext:value-type="float">
            <text:p>44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6" calcext:value-type="float">
            <text:p>44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6" calcext:value-type="float">
            <text:p>44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6" calcext:value-type="float">
            <text:p>44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6" calcext:value-type="float">
            <text:p>44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6" calcext:value-type="float">
            <text:p>44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6" calcext:value-type="float">
            <text:p>44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7" calcext:value-type="float">
            <text:p>44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7" calcext:value-type="float">
            <text:p>44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7" calcext:value-type="float">
            <text:p>44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7" calcext:value-type="float">
            <text:p>44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7" calcext:value-type="float">
            <text:p>44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7" calcext:value-type="float">
            <text:p>44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8" calcext:value-type="float">
            <text:p>44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8" calcext:value-type="float">
            <text:p>44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8" calcext:value-type="float">
            <text:p>44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8" calcext:value-type="float">
            <text:p>44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8" calcext:value-type="float">
            <text:p>44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8" calcext:value-type="float">
            <text:p>44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8" calcext:value-type="float">
            <text:p>44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49" calcext:value-type="float">
            <text:p>44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49" calcext:value-type="float">
            <text:p>44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49" calcext:value-type="float">
            <text:p>44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49" calcext:value-type="float">
            <text:p>44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49" calcext:value-type="float">
            <text:p>44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49" calcext:value-type="float">
            <text:p>44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0" calcext:value-type="float">
            <text:p>45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0" calcext:value-type="float">
            <text:p>45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0" calcext:value-type="float">
            <text:p>45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0" calcext:value-type="float">
            <text:p>45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0" calcext:value-type="float">
            <text:p>45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0" calcext:value-type="float">
            <text:p>45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1" calcext:value-type="float">
            <text:p>45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1" calcext:value-type="float">
            <text:p>45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1" calcext:value-type="float">
            <text:p>45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1" calcext:value-type="float">
            <text:p>45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1" calcext:value-type="float">
            <text:p>45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1" calcext:value-type="float">
            <text:p>45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2" calcext:value-type="float">
            <text:p>45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2" calcext:value-type="float">
            <text:p>45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2" calcext:value-type="float">
            <text:p>45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2" calcext:value-type="float">
            <text:p>45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2" calcext:value-type="float">
            <text:p>45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2" calcext:value-type="float">
            <text:p>45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2" calcext:value-type="float">
            <text:p>45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3" calcext:value-type="float">
            <text:p>45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3" calcext:value-type="float">
            <text:p>45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3" calcext:value-type="float">
            <text:p>45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3" calcext:value-type="float">
            <text:p>45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3" calcext:value-type="float">
            <text:p>45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3" calcext:value-type="float">
            <text:p>45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4" calcext:value-type="float">
            <text:p>45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4" calcext:value-type="float">
            <text:p>45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4" calcext:value-type="float">
            <text:p>45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4" calcext:value-type="float">
            <text:p>45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4" calcext:value-type="float">
            <text:p>45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4" calcext:value-type="float">
            <text:p>45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4" calcext:value-type="float">
            <text:p>45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5" calcext:value-type="float">
            <text:p>45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5" calcext:value-type="float">
            <text:p>45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5" calcext:value-type="float">
            <text:p>45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5" calcext:value-type="float">
            <text:p>45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5" calcext:value-type="float">
            <text:p>45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5" calcext:value-type="float">
            <text:p>45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5" calcext:value-type="float">
            <text:p>45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6" calcext:value-type="float">
            <text:p>45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6" calcext:value-type="float">
            <text:p>45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6" calcext:value-type="float">
            <text:p>45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6" calcext:value-type="float">
            <text:p>45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6" calcext:value-type="float">
            <text:p>45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6" calcext:value-type="float">
            <text:p>45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6" calcext:value-type="float">
            <text:p>45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7" calcext:value-type="float">
            <text:p>45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7" calcext:value-type="float">
            <text:p>45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7" calcext:value-type="float">
            <text:p>45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7" calcext:value-type="float">
            <text:p>45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7" calcext:value-type="float">
            <text:p>45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8" calcext:value-type="float">
            <text:p>45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8" calcext:value-type="float">
            <text:p>45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8" calcext:value-type="float">
            <text:p>45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8" calcext:value-type="float">
            <text:p>45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8" calcext:value-type="float">
            <text:p>45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8" calcext:value-type="float">
            <text:p>45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59" calcext:value-type="float">
            <text:p>45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59" calcext:value-type="float">
            <text:p>45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59" calcext:value-type="float">
            <text:p>45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59" calcext:value-type="float">
            <text:p>45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59" calcext:value-type="float">
            <text:p>45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0" calcext:value-type="float">
            <text:p>46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0" calcext:value-type="float">
            <text:p>46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0" calcext:value-type="float">
            <text:p>46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0" calcext:value-type="float">
            <text:p>46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0" calcext:value-type="float">
            <text:p>46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0" calcext:value-type="float">
            <text:p>46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1" calcext:value-type="float">
            <text:p>46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1" calcext:value-type="float">
            <text:p>46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1" calcext:value-type="float">
            <text:p>46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1" calcext:value-type="float">
            <text:p>46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1" calcext:value-type="float">
            <text:p>46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1" calcext:value-type="float">
            <text:p>46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2" calcext:value-type="float">
            <text:p>46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2" calcext:value-type="float">
            <text:p>46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2" calcext:value-type="float">
            <text:p>46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2" calcext:value-type="float">
            <text:p>46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2" calcext:value-type="float">
            <text:p>46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2" calcext:value-type="float">
            <text:p>46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2" calcext:value-type="float">
            <text:p>46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3" calcext:value-type="float">
            <text:p>46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3" calcext:value-type="float">
            <text:p>46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3" calcext:value-type="float">
            <text:p>46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3" calcext:value-type="float">
            <text:p>46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3" calcext:value-type="float">
            <text:p>46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3" calcext:value-type="float">
            <text:p>46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3" calcext:value-type="float">
            <text:p>46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4" calcext:value-type="float">
            <text:p>46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4" calcext:value-type="float">
            <text:p>46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4" calcext:value-type="float">
            <text:p>46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4" calcext:value-type="float">
            <text:p>46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4" calcext:value-type="float">
            <text:p>46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4" calcext:value-type="float">
            <text:p>46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4" calcext:value-type="float">
            <text:p>46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5" calcext:value-type="float">
            <text:p>46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5" calcext:value-type="float">
            <text:p>46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5" calcext:value-type="float">
            <text:p>46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5" calcext:value-type="float">
            <text:p>46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5" calcext:value-type="float">
            <text:p>46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5" calcext:value-type="float">
            <text:p>46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6" calcext:value-type="float">
            <text:p>46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6" calcext:value-type="float">
            <text:p>46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6" calcext:value-type="float">
            <text:p>46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6" calcext:value-type="float">
            <text:p>46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6" calcext:value-type="float">
            <text:p>46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6" calcext:value-type="float">
            <text:p>46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6" calcext:value-type="float">
            <text:p>46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7" calcext:value-type="float">
            <text:p>46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7" calcext:value-type="float">
            <text:p>46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7" calcext:value-type="float">
            <text:p>46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7" calcext:value-type="float">
            <text:p>46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7" calcext:value-type="float">
            <text:p>46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7" calcext:value-type="float">
            <text:p>46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8" calcext:value-type="float">
            <text:p>46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8" calcext:value-type="float">
            <text:p>46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8" calcext:value-type="float">
            <text:p>46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8" calcext:value-type="float">
            <text:p>46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8" calcext:value-type="float">
            <text:p>46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69" calcext:value-type="float">
            <text:p>46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69" calcext:value-type="float">
            <text:p>46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69" calcext:value-type="float">
            <text:p>46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69" calcext:value-type="float">
            <text:p>46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69" calcext:value-type="float">
            <text:p>46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69" calcext:value-type="float">
            <text:p>46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69" calcext:value-type="float">
            <text:p>46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0" calcext:value-type="float">
            <text:p>47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0" calcext:value-type="float">
            <text:p>47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0" calcext:value-type="float">
            <text:p>47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0" calcext:value-type="float">
            <text:p>47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0" calcext:value-type="float">
            <text:p>47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0" calcext:value-type="float">
            <text:p>47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0" calcext:value-type="float">
            <text:p>47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1" calcext:value-type="float">
            <text:p>47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1" calcext:value-type="float">
            <text:p>47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1" calcext:value-type="float">
            <text:p>47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1" calcext:value-type="float">
            <text:p>47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1" calcext:value-type="float">
            <text:p>47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1" calcext:value-type="float">
            <text:p>47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2" calcext:value-type="float">
            <text:p>47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2" calcext:value-type="float">
            <text:p>47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2" calcext:value-type="float">
            <text:p>47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2" calcext:value-type="float">
            <text:p>47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2" calcext:value-type="float">
            <text:p>47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2" calcext:value-type="float">
            <text:p>47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2" calcext:value-type="float">
            <text:p>47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3" calcext:value-type="float">
            <text:p>47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3" calcext:value-type="float">
            <text:p>47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3" calcext:value-type="float">
            <text:p>47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3" calcext:value-type="float">
            <text:p>47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3" calcext:value-type="float">
            <text:p>47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3" calcext:value-type="float">
            <text:p>47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4" calcext:value-type="float">
            <text:p>47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4" calcext:value-type="float">
            <text:p>47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4" calcext:value-type="float">
            <text:p>47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4" calcext:value-type="float">
            <text:p>47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4" calcext:value-type="float">
            <text:p>47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4" calcext:value-type="float">
            <text:p>47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4" calcext:value-type="float">
            <text:p>47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5" calcext:value-type="float">
            <text:p>47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5" calcext:value-type="float">
            <text:p>47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5" calcext:value-type="float">
            <text:p>47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5" calcext:value-type="float">
            <text:p>47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5" calcext:value-type="float">
            <text:p>47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5" calcext:value-type="float">
            <text:p>47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6" calcext:value-type="float">
            <text:p>47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6" calcext:value-type="float">
            <text:p>47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6" calcext:value-type="float">
            <text:p>47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6" calcext:value-type="float">
            <text:p>47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6" calcext:value-type="float">
            <text:p>47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6" calcext:value-type="float">
            <text:p>47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7" calcext:value-type="float">
            <text:p>47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7" calcext:value-type="float">
            <text:p>47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7" calcext:value-type="float">
            <text:p>47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7" calcext:value-type="float">
            <text:p>47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7" calcext:value-type="float">
            <text:p>47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7" calcext:value-type="float">
            <text:p>47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8" calcext:value-type="float">
            <text:p>47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8" calcext:value-type="float">
            <text:p>47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8" calcext:value-type="float">
            <text:p>47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8" calcext:value-type="float">
            <text:p>47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8" calcext:value-type="float">
            <text:p>47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8" calcext:value-type="float">
            <text:p>47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79" calcext:value-type="float">
            <text:p>47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79" calcext:value-type="float">
            <text:p>47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79" calcext:value-type="float">
            <text:p>47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79" calcext:value-type="float">
            <text:p>47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79" calcext:value-type="float">
            <text:p>47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79" calcext:value-type="float">
            <text:p>47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0" calcext:value-type="float">
            <text:p>48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0" calcext:value-type="float">
            <text:p>48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0" calcext:value-type="float">
            <text:p>48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0" calcext:value-type="float">
            <text:p>48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0" calcext:value-type="float">
            <text:p>48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1" calcext:value-type="float">
            <text:p>48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1" calcext:value-type="float">
            <text:p>48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1" calcext:value-type="float">
            <text:p>48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1" calcext:value-type="float">
            <text:p>48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1" calcext:value-type="float">
            <text:p>48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1" calcext:value-type="float">
            <text:p>48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2" calcext:value-type="float">
            <text:p>48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2" calcext:value-type="float">
            <text:p>48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2" calcext:value-type="float">
            <text:p>48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2" calcext:value-type="float">
            <text:p>48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2" calcext:value-type="float">
            <text:p>48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2" calcext:value-type="float">
            <text:p>48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3" calcext:value-type="float">
            <text:p>48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3" calcext:value-type="float">
            <text:p>48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3" calcext:value-type="float">
            <text:p>48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3" calcext:value-type="float">
            <text:p>48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3" calcext:value-type="float">
            <text:p>48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3" calcext:value-type="float">
            <text:p>48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4" calcext:value-type="float">
            <text:p>48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4" calcext:value-type="float">
            <text:p>48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4" calcext:value-type="float">
            <text:p>48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4" calcext:value-type="float">
            <text:p>48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4" calcext:value-type="float">
            <text:p>48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4" calcext:value-type="float">
            <text:p>48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5" calcext:value-type="float">
            <text:p>48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5" calcext:value-type="float">
            <text:p>48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5" calcext:value-type="float">
            <text:p>48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5" calcext:value-type="float">
            <text:p>48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5" calcext:value-type="float">
            <text:p>48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5" calcext:value-type="float">
            <text:p>48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6" calcext:value-type="float">
            <text:p>48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6" calcext:value-type="float">
            <text:p>48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6" calcext:value-type="float">
            <text:p>48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6" calcext:value-type="float">
            <text:p>48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6" calcext:value-type="float">
            <text:p>48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6" calcext:value-type="float">
            <text:p>48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7" calcext:value-type="float">
            <text:p>48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7" calcext:value-type="float">
            <text:p>48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7" calcext:value-type="float">
            <text:p>48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7" calcext:value-type="float">
            <text:p>48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7" calcext:value-type="float">
            <text:p>48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7" calcext:value-type="float">
            <text:p>48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8" calcext:value-type="float">
            <text:p>48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8" calcext:value-type="float">
            <text:p>48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8" calcext:value-type="float">
            <text:p>48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8" calcext:value-type="float">
            <text:p>48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8" calcext:value-type="float">
            <text:p>48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8" calcext:value-type="float">
            <text:p>48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89" calcext:value-type="float">
            <text:p>48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89" calcext:value-type="float">
            <text:p>48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89" calcext:value-type="float">
            <text:p>48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89" calcext:value-type="float">
            <text:p>48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89" calcext:value-type="float">
            <text:p>48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89" calcext:value-type="float">
            <text:p>48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89" calcext:value-type="float">
            <text:p>48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0" calcext:value-type="float">
            <text:p>49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0" calcext:value-type="float">
            <text:p>49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0" calcext:value-type="float">
            <text:p>49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0" calcext:value-type="float">
            <text:p>49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0" calcext:value-type="float">
            <text:p>49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0" calcext:value-type="float">
            <text:p>49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0" calcext:value-type="float">
            <text:p>490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1" calcext:value-type="float">
            <text:p>49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1" calcext:value-type="float">
            <text:p>491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1" calcext:value-type="float">
            <text:p>491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1" calcext:value-type="float">
            <text:p>491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1" calcext:value-type="float">
            <text:p>491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1" calcext:value-type="float">
            <text:p>491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1" calcext:value-type="float">
            <text:p>491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2" calcext:value-type="float">
            <text:p>492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2" calcext:value-type="float">
            <text:p>492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2" calcext:value-type="float">
            <text:p>492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2" calcext:value-type="float">
            <text:p>492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2" calcext:value-type="float">
            <text:p>492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2" calcext:value-type="float">
            <text:p>492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2" calcext:value-type="float">
            <text:p>492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3" calcext:value-type="float">
            <text:p>49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3" calcext:value-type="float">
            <text:p>493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3" calcext:value-type="float">
            <text:p>493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3" calcext:value-type="float">
            <text:p>493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3" calcext:value-type="float">
            <text:p>493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3" calcext:value-type="float">
            <text:p>493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4" calcext:value-type="float">
            <text:p>494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4" calcext:value-type="float">
            <text:p>494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4" calcext:value-type="float">
            <text:p>494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4" calcext:value-type="float">
            <text:p>494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4" calcext:value-type="float">
            <text:p>494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4" calcext:value-type="float">
            <text:p>494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5" calcext:value-type="float">
            <text:p>495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5" calcext:value-type="float">
            <text:p>495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5" calcext:value-type="float">
            <text:p>495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5" calcext:value-type="float">
            <text:p>495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5" calcext:value-type="float">
            <text:p>495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5" calcext:value-type="float">
            <text:p>495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6" calcext:value-type="float">
            <text:p>496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6" calcext:value-type="float">
            <text:p>496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6" calcext:value-type="float">
            <text:p>496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6" calcext:value-type="float">
            <text:p>496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6" calcext:value-type="float">
            <text:p>496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7" calcext:value-type="float">
            <text:p>497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7" calcext:value-type="float">
            <text:p>497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7" calcext:value-type="float">
            <text:p>497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7" calcext:value-type="float">
            <text:p>497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7" calcext:value-type="float">
            <text:p>497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7" calcext:value-type="float">
            <text:p>497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8" calcext:value-type="float">
            <text:p>498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8" calcext:value-type="float">
            <text:p>498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8" calcext:value-type="float">
            <text:p>498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8" calcext:value-type="float">
            <text:p>498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8" calcext:value-type="float">
            <text:p>498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8" calcext:value-type="float">
            <text:p>498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499" calcext:value-type="float">
            <text:p>499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499" calcext:value-type="float">
            <text:p>499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499" calcext:value-type="float">
            <text:p>499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499" calcext:value-type="float">
            <text:p>499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499" calcext:value-type="float">
            <text:p>499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499" calcext:value-type="float">
            <text:p>499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1284369" calcext:value-type="float">
            <text:p>1284369</text:p>
          </table:table-cell>
          <table:table-cell table:number-columns-repeated="4" office:value-type="string" calcext:value-type="string">
            <text:p>aw</text:p>
          </table:table-cell>
          <table:table-cell table:number-columns-repeated="23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5" office:value-type="float" office:value="500" calcext:value-type="float">
            <text:p>500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Afghanistan</text:p>
          </table:table-cell>
          <table:table-cell table:number-columns-repeated="12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7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5" office:value-type="float" office:value="500" calcext:value-type="float">
            <text:p>500</text:p>
          </table:table-cell>
          <table:table-cell office:value-type="string" calcext:value-type="string">
            <text:p>manual</text:p>
          </table:table-cell>
          <table:table-cell table:number-columns-repeated="7" office:value-type="float" office:value="500" calcext:value-type="float">
            <text:p>500</text:p>
          </table:table-cell>
          <table:table-cell office:value-type="string" calcext:value-type="string">
            <text:p>Afghanistan</text:p>
          </table:table-cell>
          <table:table-cell table:number-columns-repeated="15" office:value-type="float" office:value="500" calcext:value-type="float">
            <text:p>500</text:p>
          </table:table-cell>
          <table:table-cell office:value-type="string" calcext:value-type="string">
            <text:p>aerobic</text:p>
          </table:table-cell>
          <table:table-cell table:number-columns-repeated="39" office:value-type="float" office:value="500" calcext:value-type="float">
            <text:p>500</text:p>
          </table:table-cell>
          <table:table-cell office:value-type="string" calcext:value-type="string">
            <text:p>autotroph</text:p>
          </table:table-cell>
          <table:table-cell office:value-type="string" calcext:value-type="string">
            <text:p>aerobe</text:p>
          </table:table-cell>
          <table:table-cell table:number-columns-repeated="2" office:value-type="float" office:value="500" calcext:value-type="float">
            <text:p>500</text:p>
          </table:table-cell>
          <table:table-cell office:value-type="string" calcext:value-type="string">
            <text:p>commensal</text:p>
          </table:table-cell>
          <table:table-cell table:number-columns-repeated="2" office:value-type="float" office:value="500" calcext:value-type="float">
            <text:p>5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8T10:32:01.473087433</meta:creation-date>
    <dc:date>2024-10-11T14:58:28.761148135</dc:date>
    <meta:editing-duration>P2DT22H58M38S</meta:editing-duration>
    <meta:editing-cycles>2</meta:editing-cycles>
    <meta:generator>LibreOffice/7.3.7.2$Linux_X86_64 LibreOffice_project/30$Build-2</meta:generator>
    <meta:document-statistic meta:table-count="3" meta:cell-count="100522" meta:object-count="0"/>
  </office:meta>
</office:document-meta>
</file>